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javascript/Library1/parcel-descriptor.xml" manifest:media-type=""/>
  <manifest:file-entry manifest:full-path="Scripts/javascript/Library1/Macro1.js" manifest:media-type=""/>
  <manifest:file-entry manifest:full-path="Scripts/javascript/Library1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82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3.9382in"/>
    </style:style>
    <style:style style:name="co7" style:family="table-column">
      <style:table-column-properties fo:break-before="auto" style:column-width="3.7008in"/>
    </style:style>
    <style:style style:name="co8" style:family="table-column">
      <style:table-column-properties fo:break-before="auto" style:column-width="3.8in"/>
    </style:style>
    <style:style style:name="co9" style:family="table-column">
      <style:table-column-properties fo:break-before="auto" style:column-width="2.6744in"/>
    </style:style>
    <style:style style:name="co10" style:family="table-column">
      <style:table-column-properties fo:break-before="auto" style:column-width="1.0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3" table:formula="of:=SUM([.B2:.B1048576])" office:value-type="float" office:value="8" calcext:value-type="float">
            <text:p>8</text:p>
          </table:table-cell>
          <table:table-cell table:style-name="ce3" table:formula="of:=SUM([.C2:.C1048576])" office:value-type="float" office:value="18" calcext:value-type="float">
            <text:p>18</text:p>
          </table:table-cell>
          <table:table-cell table:style-name="ce3" table:formula="of:=SUM([.D2:.D1048576])" office:value-type="float" office:value="24" calcext:value-type="float">
            <text:p>24</text:p>
          </table:table-cell>
          <table:table-cell table:style-name="ce3" table:formula="of:=SUM([.E2:.E1048576])" office:value-type="float" office:value="6" calcext:value-type="float">
            <text:p>6</text:p>
          </table:table-cell>
          <table:table-cell table:style-name="ce3" table:formula="of:=SUM([.F2:.F1048576])" office:value-type="float" office:value="9" calcext:value-type="float">
            <text:p>9</text:p>
          </table:table-cell>
          <table:table-cell table:style-name="ce3" table:formula="of:=SUM([.G2:.G1048576])" office:value-type="float" office:value="10" calcext:value-type="float">
            <text:p>10</text:p>
          </table:table-cell>
          <table:table-cell table:style-name="ce3" table:formula="of:=SUM([.H2:.H1048576])" office:value-type="float" office:value="10" calcext:value-type="float">
            <text:p>10</text:p>
          </table:table-cell>
          <table:table-cell table:style-name="ce3" table:formula="of:=SUM([.I2:.I1048576])" office:value-type="float" office:value="12" calcext:value-type="float">
            <text:p>12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Beverages</text:p>
          </table:table-cell>
          <table:table-cell table:style-name="ce3" office:value-type="string" calcext:value-type="string">
            <text:p>Vegetables</text:p>
          </table:table-cell>
          <table:table-cell table:style-name="ce3" office:value-type="string" calcext:value-type="string">
            <text:p>Fruits</text:p>
          </table:table-cell>
          <table:table-cell table:style-name="ce3" office:value-type="string" calcext:value-type="string">
            <text:p>Desserts</text:p>
          </table:table-cell>
          <table:table-cell table:style-name="ce3" office:value-type="string" calcext:value-type="string">
            <text:p>Grains and beans</text:p>
          </table:table-cell>
          <table:table-cell table:style-name="ce3" office:value-type="string" calcext:value-type="string">
            <text:p>Entrees</text:p>
          </table:table-cell>
          <table:table-cell table:style-name="ce3" office:value-type="string" calcext:value-type="string">
            <text:p>Potpurri</text:p>
          </table:table-cell>
          <table:table-cell table:style-name="ce3" office:value-type="string" calcext:value-type="string">
            <text:p>Breakfast</text:p>
          </table:table-cell>
        </table:table-row>
        <table:table-row table:style-name="ro1" table:visibility="filter">
          <table:table-cell office:value-type="string" calcext:value-type="string">
            <text:p>app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ric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tichok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sparagu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vocad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an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arl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a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e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brea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bbag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sh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hil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coco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ucum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se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il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eggp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lish muff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fenn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fi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ar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gr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efrui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guav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otdo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i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Ice crea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j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jell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ll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jellybea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kabo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kiw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koshe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kumqu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lasagn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lem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acaron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mang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l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k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min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no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noodl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n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tmeg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atme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oliv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n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p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pepp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p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ta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mpk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d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is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aviol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ala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l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soup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aghetti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trawber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ug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tac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omat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nil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string" calcext:value-type="string">
            <text:p>vegeta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nega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ffle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waln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watermel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hea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m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yeas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u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table table:name="Beverages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Beverages 1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table:number-columns-repeated="7"/>
          <table:table-cell table:formula="of:=COM.MICROSOFT.CONCAT(&quot;(&quot;&quot;&quot;; COM.MICROSOFT.TEXTJOIN(&quot;&quot;&quot;,&quot;&quot;&quot;; 1; [.B1:.J1]); &quot;&quot;&quot;)&quot;)" office:value-type="string" office:string-value="(&quot;coffee&quot;,&quot;tea&quot;)" calcext:value-type="string">
            <text:p>("coffee","tea")</text:p>
          </table:table-cell>
        </table:table-row>
        <table:table-row table:style-name="ro1">
          <table:table-cell table:style-name="ce1" office:value-type="string" calcext:value-type="string">
            <text:p>Beverages 2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espresso</text:p>
          </table:table-cell>
          <table:table-cell table:number-columns-repeated="7"/>
          <table:table-cell table:formula="of:=COM.MICROSOFT.CONCAT(&quot;(&quot;&quot;&quot;; COM.MICROSOFT.TEXTJOIN(&quot;&quot;&quot;,&quot;&quot;&quot;; 1; [.B2:.J2]); &quot;&quot;&quot;)&quot;)" office:value-type="string" office:string-value="(&quot;cocoa&quot;,&quot;espresso&quot;)" calcext:value-type="string">
            <text:p>("cocoa","espresso")</text:p>
          </table:table-cell>
        </table:table-row>
        <table:table-row table:style-name="ro1">
          <table:table-cell table:style-name="ce1" office:value-type="string" calcext:value-type="string">
            <text:p>Beverages 3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ice</text:p>
          </table:table-cell>
          <table:table-cell table:number-columns-repeated="7"/>
          <table:table-cell table:formula="of:=COM.MICROSOFT.CONCAT(&quot;(&quot;&quot;&quot;; COM.MICROSOFT.TEXTJOIN(&quot;&quot;&quot;,&quot;&quot;&quot;; 1; [.B3:.J3]); &quot;&quot;&quot;)&quot;)" office:value-type="string" office:string-value="(&quot;cola&quot;,&quot;ice&quot;)" calcext:value-type="string">
            <text:p>("cola","ice")</text:p>
          </table:table-cell>
        </table:table-row>
        <table:table-row table:style-name="ro1">
          <table:table-cell table:style-name="ce1" office:value-type="string" calcext:value-type="string">
            <text:p>Beverages 4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g</text:p>
          </table:table-cell>
          <table:table-cell table:number-columns-repeated="7"/>
          <table:table-cell table:formula="of:=COM.MICROSOFT.CONCAT(&quot;(&quot;&quot;&quot;; COM.MICROSOFT.TEXTJOIN(&quot;&quot;&quot;,&quot;&quot;&quot;; 1; [.B4:.J4]); &quot;&quot;&quot;)&quot;)" office:value-type="string" office:string-value="(&quot;milk&quot;,&quot;nog&quot;)" calcext:value-type="string">
            <text:p>("milk","nog")</text:p>
          </table:table-cell>
        </table:table-row>
        <table:table-row table:style-name="ro1">
          <table:table-cell table:style-name="ce1" office:value-type="string" calcext:value-type="string">
            <text:p>Beverages 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espresso</text:p>
          </table:table-cell>
          <table:table-cell table:number-columns-repeated="5"/>
          <table:table-cell table:formula="of:=COM.MICROSOFT.CONCAT(&quot;(&quot;&quot;&quot;; COM.MICROSOFT.TEXTJOIN(&quot;&quot;&quot;,&quot;&quot;&quot;; 1; [.B5:.J5]); &quot;&quot;&quot;)&quot;)" office:value-type="string" office:string-value="(&quot;coffee&quot;,&quot;tea&quot;,&quot;cocoa&quot;,&quot;espresso&quot;)" calcext:value-type="string">
            <text:p>("coffee","tea","cocoa","espresso")</text:p>
          </table:table-cell>
        </table:table-row>
        <table:table-row table:style-name="ro1">
          <table:table-cell table:style-name="ce1" office:value-type="string" calcext:value-type="string">
            <text:p>Beverages 6</text:p>
          </table:table-cell>
          <table:table-cell office:value-type="string" calcext:value-type="string">
            <text:p>col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nog</text:p>
          </table:table-cell>
          <table:table-cell table:number-columns-repeated="5"/>
          <table:table-cell table:formula="of:=COM.MICROSOFT.CONCAT(&quot;(&quot;&quot;&quot;; COM.MICROSOFT.TEXTJOIN(&quot;&quot;&quot;,&quot;&quot;&quot;; 1; [.B6:.J6]); &quot;&quot;&quot;)&quot;)" office:value-type="string" office:string-value="(&quot;cola&quot;,&quot;ice&quot;,&quot;milk&quot;,&quot;nog&quot;)" calcext:value-type="string">
            <text:p>("cola","ice","milk","nog")</text:p>
          </table:table-cell>
        </table:table-row>
        <table:table-row table:style-name="ro1">
          <table:table-cell table:style-name="ce1" office:value-type="string" calcext:value-type="string">
            <text:p>Beverages 7</text:p>
          </table:table-cell>
          <table:table-cell table:number-matrix-columns-spanned="4" table:number-matrix-rows-spanned="1" table:formula="of:=FLATTENARRAY([.B1:.B4])" office:value-type="string" office:string-value="coffee" calcext:value-type="string">
            <text:p>coffee</text:p>
          </table:table-cell>
          <table:table-cell office:value-type="string" office:string-value="cocoa" calcext:value-type="string">
            <text:p>cocoa</text:p>
          </table:table-cell>
          <table:table-cell office:value-type="string" office:string-value="cola" calcext:value-type="string">
            <text:p>cola</text:p>
          </table:table-cell>
          <table:table-cell office:value-type="string" office:string-value="milk" calcext:value-type="string">
            <text:p>milk</text:p>
          </table:table-cell>
          <table:table-cell table:number-columns-repeated="5"/>
          <table:table-cell table:formula="of:=COM.MICROSOFT.CONCAT(&quot;(&quot;&quot;&quot;; COM.MICROSOFT.TEXTJOIN(&quot;&quot;&quot;,&quot;&quot;&quot;; 1; [.B7:.J7]); &quot;&quot;&quot;)&quot;)" office:value-type="string" office:string-value="(&quot;coffee&quot;,&quot;cocoa&quot;,&quot;cola&quot;,&quot;milk&quot;)" calcext:value-type="string">
            <text:p>("coffee","cocoa","cola","milk")</text:p>
          </table:table-cell>
        </table:table-row>
        <table:table-row table:style-name="ro1">
          <table:table-cell table:style-name="ce1" office:value-type="string" calcext:value-type="string">
            <text:p>Beverages 8</text:p>
          </table:table-cell>
          <table:table-cell table:number-matrix-columns-spanned="4" table:number-matrix-rows-spanned="1" table:formula="of:=FLATTENARRAY([.C1:.C4])" office:value-type="string" office:string-value="tea" calcext:value-type="string">
            <text:p>tea</text:p>
          </table:table-cell>
          <table:table-cell office:value-type="string" office:string-value="espresso" calcext:value-type="string">
            <text:p>espresso</text:p>
          </table:table-cell>
          <table:table-cell office:value-type="string" office:string-value="ice" calcext:value-type="string">
            <text:p>ice</text:p>
          </table:table-cell>
          <table:table-cell office:value-type="string" office:string-value="nog" calcext:value-type="string">
            <text:p>nog</text:p>
          </table:table-cell>
          <table:table-cell table:number-columns-repeated="5"/>
          <table:table-cell table:formula="of:=COM.MICROSOFT.CONCAT(&quot;(&quot;&quot;&quot;; COM.MICROSOFT.TEXTJOIN(&quot;&quot;&quot;,&quot;&quot;&quot;; 1; [.B8:.J8]); &quot;&quot;&quot;)&quot;)" office:value-type="string" office:string-value="(&quot;tea&quot;,&quot;espresso&quot;,&quot;ice&quot;,&quot;nog&quot;)" calcext:value-type="string">
            <text:p>("tea","espresso","ice","nog")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table table:name="Vegetable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hoke</text:p>
          </table:table-cell>
          <table:table-cell office:value-type="string" calcext:value-type="string">
            <text:p>Veggies 1</text:p>
          </table:table-cell>
          <table:table-cell table:number-matrix-columns-spanned="2" table:number-matrix-rows-spanned="1" table:formula="of:=SELECTRANDOM([.$A$1:.$A$18]; 2)" office:value-type="string" office:string-value="fennel" calcext:value-type="string">
            <text:p>fennel</text:p>
          </table:table-cell>
          <table:table-cell office:value-type="string" office:string-value="cabbage" calcext:value-type="string">
            <text:p>cabbage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fennel&quot;,&quot;cabbage&quot;)" calcext:value-type="string">
            <text:p>("fennel","cabbage")</text:p>
          </table:table-cell>
        </table:table-row>
        <table:table-row table:style-name="ro1">
          <table:table-cell office:value-type="string" calcext:value-type="string">
            <text:p>asparagus</text:p>
          </table:table-cell>
          <table:table-cell office:value-type="string" calcext:value-type="string">
            <text:p>Veggies 2</text:p>
          </table:table-cell>
          <table:table-cell table:number-matrix-columns-spanned="2" table:number-matrix-rows-spanned="1" table:formula="of:=SELECTRANDOM([.$A$1:.$A$18]; 2; [.$C$1:.$D1])" office:value-type="string" office:string-value="radish" calcext:value-type="string">
            <text:p>radish</text:p>
          </table:table-cell>
          <table:table-cell office:value-type="string" office:string-value="garlic" calcext:value-type="string">
            <text:p>garlic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radish&quot;,&quot;garlic&quot;)" calcext:value-type="string">
            <text:p>("radish","garlic")</text:p>
          </table:table-cell>
        </table:table-row>
        <table:table-row table:style-name="ro1">
          <table:table-cell office:value-type="string" calcext:value-type="string">
            <text:p>avocado</text:p>
          </table:table-cell>
          <table:table-cell office:value-type="string" calcext:value-type="string">
            <text:p>Veggies 3</text:p>
          </table:table-cell>
          <table:table-cell table:number-matrix-columns-spanned="2" table:number-matrix-rows-spanned="1" table:formula="of:=SELECTRANDOM([.$A$1:.$A$18]; 2; [.$C$1:.$D2])" office:value-type="string" office:string-value="artichoke" calcext:value-type="string">
            <text:p>artichoke</text:p>
          </table:table-cell>
          <table:table-cell office:value-type="string" office:string-value="pea" calcext:value-type="string">
            <text:p>pea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artichoke&quot;,&quot;pea&quot;)" calcext:value-type="string">
            <text:p>("artichoke","pea")</text:p>
          </table:table-cell>
        </table:table-row>
        <table:table-row table:style-name="ro1">
          <table:table-cell office:value-type="string" calcext:value-type="string">
            <text:p>cabbage</text:p>
          </table:table-cell>
          <table:table-cell office:value-type="string" calcext:value-type="string">
            <text:p>Veggies 4</text:p>
          </table:table-cell>
          <table:table-cell table:number-matrix-columns-spanned="2" table:number-matrix-rows-spanned="1" table:formula="of:=SELECTRANDOM([.$A$1:.$A$18]; 2; [.$C$1:.$D3])" office:value-type="string" office:string-value="onion" calcext:value-type="string">
            <text:p>onion</text:p>
          </table:table-cell>
          <table:table-cell office:value-type="string" office:string-value="tomato" calcext:value-type="string">
            <text:p>tomato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onion&quot;,&quot;tomato&quot;)" calcext:value-type="string">
            <text:p>("onion","tomato")</text:p>
          </table:table-cell>
        </table:table-row>
        <table:table-row table:style-name="ro1">
          <table:table-cell office:value-type="string" calcext:value-type="string">
            <text:p>cucumber</text:p>
          </table:table-cell>
          <table:table-cell office:value-type="string" calcext:value-type="string">
            <text:p>Veggies 5</text:p>
          </table:table-cell>
          <table:table-cell table:number-matrix-columns-spanned="2" table:number-matrix-rows-spanned="1" table:formula="of:=SELECTRANDOM([.$A$1:.$A$18]; 2; [.$C$1:.$D4])" office:value-type="string" office:string-value="olive" calcext:value-type="string">
            <text:p>olive</text:p>
          </table:table-cell>
          <table:table-cell office:value-type="string" office:string-value="avocado" calcext:value-type="string">
            <text:p>avocado</text:p>
          </table:table-cell>
          <table:table-cell table:number-columns-repeated="4"/>
          <table:table-cell table:formula="of:=COM.MICROSOFT.CONCAT(&quot;(&quot;&quot;&quot;; COM.MICROSOFT.TEXTJOIN(&quot;&quot;&quot;,&quot;&quot;&quot;; 1; [.C5:.H5]); &quot;&quot;&quot;)&quot;)" office:value-type="string" office:string-value="(&quot;olive&quot;,&quot;avocado&quot;)" calcext:value-type="string">
            <text:p>("olive","avocado")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string" calcext:value-type="string">
            <text:p>Veggies 6</text:p>
          </table:table-cell>
          <table:table-cell table:number-matrix-columns-spanned="2" table:number-matrix-rows-spanned="1" table:formula="of:=SELECTRANDOM([.$A$1:.$A$18]; 2; [.$C$1:.$D5])" office:value-type="string" office:string-value="salad" calcext:value-type="string">
            <text:p>salad</text:p>
          </table:table-cell>
          <table:table-cell office:value-type="string" office:string-value="vegetable" calcext:value-type="string">
            <text:p>vegetable</text:p>
          </table:table-cell>
          <table:table-cell table:number-columns-repeated="4"/>
          <table:table-cell table:formula="of:=COM.MICROSOFT.CONCAT(&quot;(&quot;&quot;&quot;; COM.MICROSOFT.TEXTJOIN(&quot;&quot;&quot;,&quot;&quot;&quot;; 1; [.C6:.H6]); &quot;&quot;&quot;)&quot;)" office:value-type="string" office:string-value="(&quot;salad&quot;,&quot;vegetable&quot;)" calcext:value-type="string">
            <text:p>("salad","vegetable")</text:p>
          </table:table-cell>
        </table:table-row>
        <table:table-row table:style-name="ro1">
          <table:table-cell office:value-type="string" calcext:value-type="string">
            <text:p>fennel</text:p>
          </table:table-cell>
          <table:table-cell office:value-type="string" calcext:value-type="string">
            <text:p>Veggies 7</text:p>
          </table:table-cell>
          <table:table-cell table:number-matrix-columns-spanned="2" table:number-matrix-rows-spanned="1" table:formula="of:=SELECTRANDOM([.$A$1:.$A$18]; 2; [.$C$1:.$D6])" office:value-type="string" office:string-value="asparagus" calcext:value-type="string">
            <text:p>asparagus</text:p>
          </table:table-cell>
          <table:table-cell office:value-type="string" office:string-value="pumpkin" calcext:value-type="string">
            <text:p>pumpkin</text:p>
          </table:table-cell>
          <table:table-cell table:number-columns-repeated="4"/>
          <table:table-cell table:formula="of:=COM.MICROSOFT.CONCAT(&quot;(&quot;&quot;&quot;; COM.MICROSOFT.TEXTJOIN(&quot;&quot;&quot;,&quot;&quot;&quot;; 1; [.C7:.H7]); &quot;&quot;&quot;)&quot;)" office:value-type="string" office:string-value="(&quot;asparagus&quot;,&quot;pumpkin&quot;)" calcext:value-type="string">
            <text:p>("asparagus","pumpkin")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Veggies 8</text:p>
          </table:table-cell>
          <table:table-cell table:number-matrix-columns-spanned="2" table:number-matrix-rows-spanned="1" table:formula="of:=SELECTRANDOM([.$A$1:.$A$18]; 2; [.$C$1:.$D7])" office:value-type="string" office:string-value="cucumber" calcext:value-type="string">
            <text:p>cucumber</text:p>
          </table:table-cell>
          <table:table-cell office:value-type="string" office:string-value="eggplant" calcext:value-type="string">
            <text:p>eggplant</text:p>
          </table:table-cell>
          <table:table-cell table:number-columns-repeated="4"/>
          <table:table-cell table:formula="of:=COM.MICROSOFT.CONCAT(&quot;(&quot;&quot;&quot;; COM.MICROSOFT.TEXTJOIN(&quot;&quot;&quot;,&quot;&quot;&quot;; 1; [.C8:.H8]); &quot;&quot;&quot;)&quot;)" office:value-type="string" office:string-value="(&quot;cucumber&quot;,&quot;eggplant&quot;)" calcext:value-type="string">
            <text:p>("cucumber","eggplant")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Veggies 9</text:p>
          </table:table-cell>
          <table:table-cell table:number-matrix-columns-spanned="2" table:number-matrix-rows-spanned="1" table:formula="of:=SELECTRANDOM([.$A$1:.$A$18]; 2; [.$C$1:.$D8])" office:value-type="string" office:string-value="potato" calcext:value-type="string">
            <text:p>potato</text:p>
          </table:table-cell>
          <table:table-cell office:value-type="string" office:string-value="yam" calcext:value-type="string">
            <text:p>yam</text:p>
          </table:table-cell>
          <table:table-cell table:number-columns-repeated="4"/>
          <table:table-cell table:formula="of:=COM.MICROSOFT.CONCAT(&quot;(&quot;&quot;&quot;; COM.MICROSOFT.TEXTJOIN(&quot;&quot;&quot;,&quot;&quot;&quot;; 1; [.C9:.H9]); &quot;&quot;&quot;)&quot;)" office:value-type="string" office:string-value="(&quot;potato&quot;,&quot;yam&quot;)" calcext:value-type="string">
            <text:p>("potato","yam")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gies 10</text:p>
          </table:table-cell>
          <table:table-cell table:number-matrix-columns-spanned="4" table:number-matrix-rows-spanned="1" table:formula="of:=FLATTENARRAY([.C1:.D2])" office:value-type="string" office:string-value="fennel" calcext:value-type="string">
            <text:p>fennel</text:p>
          </table:table-cell>
          <table:table-cell office:value-type="string" office:string-value="cabbage" calcext:value-type="string">
            <text:p>cabbage</text:p>
          </table:table-cell>
          <table:table-cell office:value-type="string" office:string-value="radish" calcext:value-type="string">
            <text:p>radish</text:p>
          </table:table-cell>
          <table:table-cell office:value-type="string" office:string-value="garlic" calcext:value-type="string">
            <text:p>garlic</text:p>
          </table:table-cell>
          <table:table-cell table:number-columns-repeated="2"/>
          <table:table-cell table:formula="of:=COM.MICROSOFT.CONCAT(&quot;(&quot;&quot;&quot;; COM.MICROSOFT.TEXTJOIN(&quot;&quot;&quot;,&quot;&quot;&quot;; 1; [.C10:.H10]); &quot;&quot;&quot;)&quot;)" office:value-type="string" office:string-value="(&quot;fennel&quot;,&quot;cabbage&quot;,&quot;radish&quot;,&quot;garlic&quot;)" calcext:value-type="string">
            <text:p>("fennel","cabbage","radish","garlic")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string" calcext:value-type="string">
            <text:p>Veggies 11</text:p>
          </table:table-cell>
          <table:table-cell table:number-matrix-columns-spanned="4" table:number-matrix-rows-spanned="1" table:formula="of:=FLATTENARRAY([.C3:.D4])" office:value-type="string" office:string-value="artichoke" calcext:value-type="string">
            <text:p>artichoke</text:p>
          </table:table-cell>
          <table:table-cell office:value-type="string" office:string-value="pea" calcext:value-type="string">
            <text:p>pea</text:p>
          </table:table-cell>
          <table:table-cell office:value-type="string" office:string-value="onion" calcext:value-type="string">
            <text:p>onion</text:p>
          </table:table-cell>
          <table:table-cell office:value-type="string" office:string-value="tomato" calcext:value-type="string">
            <text:p>tomato</text:p>
          </table:table-cell>
          <table:table-cell table:number-columns-repeated="2"/>
          <table:table-cell table:formula="of:=COM.MICROSOFT.CONCAT(&quot;(&quot;&quot;&quot;; COM.MICROSOFT.TEXTJOIN(&quot;&quot;&quot;,&quot;&quot;&quot;; 1; [.C11:.H11]); &quot;&quot;&quot;)&quot;)" office:value-type="string" office:string-value="(&quot;artichoke&quot;,&quot;pea&quot;,&quot;onion&quot;,&quot;tomato&quot;)" calcext:value-type="string">
            <text:p>("artichoke","pea","onion","tomato")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gies 12</text:p>
          </table:table-cell>
          <table:table-cell table:number-matrix-columns-spanned="4" table:number-matrix-rows-spanned="1" table:formula="of:=FLATTENARRAY([.C5:.D6])" office:value-type="string" office:string-value="olive" calcext:value-type="string">
            <text:p>olive</text:p>
          </table:table-cell>
          <table:table-cell office:value-type="string" office:string-value="avocado" calcext:value-type="string">
            <text:p>avocado</text:p>
          </table:table-cell>
          <table:table-cell office:value-type="string" office:string-value="salad" calcext:value-type="string">
            <text:p>salad</text:p>
          </table:table-cell>
          <table:table-cell office:value-type="string" office:string-value="vegetable" calcext:value-type="string">
            <text:p>vegetable</text:p>
          </table:table-cell>
          <table:table-cell table:number-columns-repeated="2"/>
          <table:table-cell table:formula="of:=COM.MICROSOFT.CONCAT(&quot;(&quot;&quot;&quot;; COM.MICROSOFT.TEXTJOIN(&quot;&quot;&quot;,&quot;&quot;&quot;; 1; [.C12:.H12]); &quot;&quot;&quot;)&quot;)" office:value-type="string" office:string-value="(&quot;olive&quot;,&quot;avocado&quot;,&quot;salad&quot;,&quot;vegetable&quot;)" calcext:value-type="string">
            <text:p>("olive","avocado","salad","vegetable")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string" calcext:value-type="string">
            <text:p>Veggies 13</text:p>
          </table:table-cell>
          <table:table-cell table:number-matrix-columns-spanned="4" table:number-matrix-rows-spanned="1" table:formula="of:=FLATTENARRAY([.C7:.D8])" office:value-type="string" office:string-value="asparagus" calcext:value-type="string">
            <text:p>asparagus</text:p>
          </table:table-cell>
          <table:table-cell office:value-type="string" office:string-value="pumpkin" calcext:value-type="string">
            <text:p>pumpkin</text:p>
          </table:table-cell>
          <table:table-cell office:value-type="string" office:string-value="cucumber" calcext:value-type="string">
            <text:p>cucumber</text:p>
          </table:table-cell>
          <table:table-cell office:value-type="string" office:string-value="eggplant" calcext:value-type="string">
            <text:p>eggplant</text:p>
          </table:table-cell>
          <table:table-cell table:number-columns-repeated="2"/>
          <table:table-cell table:formula="of:=COM.MICROSOFT.CONCAT(&quot;(&quot;&quot;&quot;; COM.MICROSOFT.TEXTJOIN(&quot;&quot;&quot;,&quot;&quot;&quot;; 1; [.C13:.H13]); &quot;&quot;&quot;)&quot;)" office:value-type="string" office:string-value="(&quot;asparagus&quot;,&quot;pumpkin&quot;,&quot;cucumber&quot;,&quot;eggplant&quot;)" calcext:value-type="string">
            <text:p>("asparagus","pumpkin","cucumber","eggplant")</text:p>
          </table:table-cell>
        </table:table-row>
        <table:table-row table:style-name="ro1">
          <table:table-cell office:value-type="string" calcext:value-type="string">
            <text:p>radish</text:p>
          </table:table-cell>
          <table:table-cell office:value-type="string" calcext:value-type="string">
            <text:p>Veggies 14</text:p>
          </table:table-cell>
          <table:table-cell table:number-matrix-columns-spanned="4" table:number-matrix-rows-spanned="1" table:formula="of:=FLATTENARRAY([.C9:.D10])" office:value-type="string" office:string-value="potato" calcext:value-type="string">
            <text:p>potato</text:p>
          </table:table-cell>
          <table:table-cell office:value-type="string" office:string-value="yam" calcext:value-type="string">
            <text:p>yam</text:p>
          </table:table-cell>
          <table:table-cell office:value-type="string" office:string-value="fennel" calcext:value-type="string">
            <text:p>fennel</text:p>
          </table:table-cell>
          <table:table-cell office:value-type="string" office:string-value="cabbage" calcext:value-type="string">
            <text:p>cabbage</text:p>
          </table:table-cell>
          <table:table-cell table:number-columns-repeated="2"/>
          <table:table-cell table:formula="of:=COM.MICROSOFT.CONCAT(&quot;(&quot;&quot;&quot;; COM.MICROSOFT.TEXTJOIN(&quot;&quot;&quot;,&quot;&quot;&quot;; 1; [.C14:.H14]); &quot;&quot;&quot;)&quot;)" office:value-type="string" office:string-value="(&quot;potato&quot;,&quot;yam&quot;,&quot;fennel&quot;,&quot;cabbage&quot;)" calcext:value-type="string">
            <text:p>("potato","yam","fennel","cabbage")</text:p>
          </table:table-cell>
        </table:table-row>
        <table:table-row table:style-name="ro1">
          <table:table-cell office:value-type="string" calcext:value-type="string">
            <text:p>salad</text:p>
          </table:table-cell>
          <table:table-cell office:value-type="string" calcext:value-type="string">
            <text:p>Veggies 15</text:p>
          </table:table-cell>
          <table:table-cell table:number-matrix-columns-spanned="5" table:number-matrix-rows-spanned="1" table:formula="of:=FLATTENARRAY([.C10:.C14])" office:value-type="string" office:string-value="fennel" calcext:value-type="string">
            <text:p>fennel</text:p>
          </table:table-cell>
          <table:table-cell office:value-type="string" office:string-value="artichoke" calcext:value-type="string">
            <text:p>artichoke</text:p>
          </table:table-cell>
          <table:table-cell office:value-type="string" office:string-value="olive" calcext:value-type="string">
            <text:p>olive</text:p>
          </table:table-cell>
          <table:table-cell office:value-type="string" office:string-value="asparagus" calcext:value-type="string">
            <text:p>asparagus</text:p>
          </table:table-cell>
          <table:table-cell office:value-type="string" office:string-value="potato" calcext:value-type="string">
            <text:p>potato</text:p>
          </table:table-cell>
          <table:table-cell/>
          <table:table-cell table:formula="of:=COM.MICROSOFT.CONCAT(&quot;(&quot;&quot;&quot;; COM.MICROSOFT.TEXTJOIN(&quot;&quot;&quot;,&quot;&quot;&quot;; 1; [.C15:.H15]); &quot;&quot;&quot;)&quot;)" office:value-type="string" office:string-value="(&quot;fennel&quot;,&quot;artichoke&quot;,&quot;olive&quot;,&quot;asparagus&quot;,&quot;potato&quot;)" calcext:value-type="string">
            <text:p>("fennel","artichoke","olive","asparagus","potato")</text:p>
          </table:table-cell>
        </table:table-row>
        <table:table-row table:style-name="ro1">
          <table:table-cell office:value-type="string" calcext:value-type="string">
            <text:p>tomato</text:p>
          </table:table-cell>
          <table:table-cell office:value-type="string" calcext:value-type="string">
            <text:p>Veggies 16</text:p>
          </table:table-cell>
          <table:table-cell table:number-matrix-columns-spanned="5" table:number-matrix-rows-spanned="1" table:formula="of:=FLATTENARRAY([.D10:.D14])" office:value-type="string" office:string-value="cabbage" calcext:value-type="string">
            <text:p>cabbage</text:p>
          </table:table-cell>
          <table:table-cell office:value-type="string" office:string-value="pea" calcext:value-type="string">
            <text:p>pea</text:p>
          </table:table-cell>
          <table:table-cell office:value-type="string" office:string-value="avocado" calcext:value-type="string">
            <text:p>avocado</text:p>
          </table:table-cell>
          <table:table-cell office:value-type="string" office:string-value="pumpkin" calcext:value-type="string">
            <text:p>pumpkin</text:p>
          </table:table-cell>
          <table:table-cell office:value-type="string" office:string-value="yam" calcext:value-type="string">
            <text:p>yam</text:p>
          </table:table-cell>
          <table:table-cell/>
          <table:table-cell table:formula="of:=COM.MICROSOFT.CONCAT(&quot;(&quot;&quot;&quot;; COM.MICROSOFT.TEXTJOIN(&quot;&quot;&quot;,&quot;&quot;&quot;; 1; [.C16:.H16]); &quot;&quot;&quot;)&quot;)" office:value-type="string" office:string-value="(&quot;cabbage&quot;,&quot;pea&quot;,&quot;avocado&quot;,&quot;pumpkin&quot;,&quot;yam&quot;)" calcext:value-type="string">
            <text:p>("cabbage","pea","avocado","pumpkin","yam")</text:p>
          </table:table-cell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Veggies 17</text:p>
          </table:table-cell>
          <table:table-cell table:number-matrix-columns-spanned="5" table:number-matrix-rows-spanned="1" table:formula="of:=FLATTENARRAY([.E10:.E14])" office:value-type="string" office:string-value="radish" calcext:value-type="string">
            <text:p>radish</text:p>
          </table:table-cell>
          <table:table-cell office:value-type="string" office:string-value="onion" calcext:value-type="string">
            <text:p>onion</text:p>
          </table:table-cell>
          <table:table-cell office:value-type="string" office:string-value="salad" calcext:value-type="string">
            <text:p>salad</text:p>
          </table:table-cell>
          <table:table-cell office:value-type="string" office:string-value="cucumber" calcext:value-type="string">
            <text:p>cucumber</text:p>
          </table:table-cell>
          <table:table-cell office:value-type="string" office:string-value="fennel" calcext:value-type="string">
            <text:p>fennel</text:p>
          </table:table-cell>
          <table:table-cell/>
          <table:table-cell table:formula="of:=COM.MICROSOFT.CONCAT(&quot;(&quot;&quot;&quot;; COM.MICROSOFT.TEXTJOIN(&quot;&quot;&quot;,&quot;&quot;&quot;; 1; [.C17:.H17]); &quot;&quot;&quot;)&quot;)" office:value-type="string" office:string-value="(&quot;radish&quot;,&quot;onion&quot;,&quot;salad&quot;,&quot;cucumber&quot;,&quot;fennel&quot;)" calcext:value-type="string">
            <text:p>("radish","onion","salad","cucumber","fennel")</text:p>
          </table:table-cell>
        </table:table-row>
        <table:table-row table:style-name="ro1">
          <table:table-cell office:value-type="string" calcext:value-type="string">
            <text:p>yam</text:p>
          </table:table-cell>
          <table:table-cell office:value-type="string" calcext:value-type="string">
            <text:p>Veggies 18</text:p>
          </table:table-cell>
          <table:table-cell table:number-matrix-columns-spanned="5" table:number-matrix-rows-spanned="1" table:formula="of:=FLATTENARRAY([.F10:.F14])" office:value-type="string" office:string-value="garlic" calcext:value-type="string">
            <text:p>garlic</text:p>
          </table:table-cell>
          <table:table-cell office:value-type="string" office:string-value="tomato" calcext:value-type="string">
            <text:p>tomato</text:p>
          </table:table-cell>
          <table:table-cell office:value-type="string" office:string-value="vegetable" calcext:value-type="string">
            <text:p>vegetable</text:p>
          </table:table-cell>
          <table:table-cell office:value-type="string" office:string-value="eggplant" calcext:value-type="string">
            <text:p>eggplant</text:p>
          </table:table-cell>
          <table:table-cell office:value-type="string" office:string-value="cabbage" calcext:value-type="string">
            <text:p>cabbage</text:p>
          </table:table-cell>
          <table:table-cell/>
          <table:table-cell table:formula="of:=COM.MICROSOFT.CONCAT(&quot;(&quot;&quot;&quot;; COM.MICROSOFT.TEXTJOIN(&quot;&quot;&quot;,&quot;&quot;&quot;; 1; [.C18:.H18]); &quot;&quot;&quot;)&quot;)" office:value-type="string" office:string-value="(&quot;garlic&quot;,&quot;tomato&quot;,&quot;vegetable&quot;,&quot;eggplant&quot;,&quot;cabbage&quot;)" calcext:value-type="string">
            <text:p>("garlic","tomato","vegetable","eggplant","cabbage")</text:p>
          </table:table-cell>
        </table:table-row>
        <table:table-row table:style-name="ro1" table:number-rows-repeated="10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Veggies 2-9</text:p>
          </table:table-cell>
          <table:table-cell office:value-type="string" calcext:value-type="string">
            <text:p>'=SELECTRANDOM($A$1:$A$18, 2, $C$1:$D1)</text:p>
          </table:table-cell>
          <table:table-cell table:number-columns-repeated="7"/>
        </table:table-row>
      </table:table>
      <table:table table:name="Fruit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pple</text:p>
          </table:table-cell>
          <table:table-cell table:formula="of:=COM.MICROSOFT.CONCAT(&quot;Fruits &quot;; ROW())" office:value-type="string" office:string-value="Fruits 1" calcext:value-type="string">
            <text:p>Fruits 1</text:p>
          </table:table-cell>
          <table:table-cell table:number-matrix-columns-spanned="2" table:number-matrix-rows-spanned="1" table:formula="of:=SELECTRANDOM([.$A$1:.$A$24]; 2)" office:value-type="string" office:string-value="fruit" calcext:value-type="string">
            <text:p>fruit</text:p>
          </table:table-cell>
          <table:table-cell office:value-type="string" office:string-value="jam" calcext:value-type="string">
            <text:p>jam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fruit&quot;,&quot;jam&quot;)" calcext:value-type="string">
            <text:p>("fruit","jam")</text:p>
          </table:table-cell>
        </table:table-row>
        <table:table-row table:style-name="ro1">
          <table:table-cell office:value-type="string" calcext:value-type="string">
            <text:p>apricot</text:p>
          </table:table-cell>
          <table:table-cell table:formula="of:=COM.MICROSOFT.CONCAT(&quot;Fruits &quot;; ROW())" office:value-type="string" office:string-value="Fruits 2" calcext:value-type="string">
            <text:p>Fruits 2</text:p>
          </table:table-cell>
          <table:table-cell table:number-matrix-columns-spanned="2" table:number-matrix-rows-spanned="1" table:formula="of:=SELECTRANDOM([.$A$1:.$A$24]; 2; [.$C$1:.$D1])" office:value-type="string" office:string-value="strawberry" calcext:value-type="string">
            <text:p>strawberry</text:p>
          </table:table-cell>
          <table:table-cell office:value-type="string" office:string-value="grapefruit" calcext:value-type="string">
            <text:p>grapefruit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strawberry&quot;,&quot;grapefruit&quot;)" calcext:value-type="string">
            <text:p>("strawberry","grapefruit")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formula="of:=COM.MICROSOFT.CONCAT(&quot;Fruits &quot;; ROW())" office:value-type="string" office:string-value="Fruits 3" calcext:value-type="string">
            <text:p>Fruits 3</text:p>
          </table:table-cell>
          <table:table-cell table:number-matrix-columns-spanned="2" table:number-matrix-rows-spanned="1" table:formula="of:=SELECTRANDOM([.$A$1:.$A$24]; 2; [.$C$1:.$D2])" office:value-type="string" office:string-value="jello" calcext:value-type="string">
            <text:p>jello</text:p>
          </table:table-cell>
          <table:table-cell office:value-type="string" office:string-value="lemon" calcext:value-type="string">
            <text:p>lemon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jello&quot;,&quot;lemon&quot;)" calcext:value-type="string">
            <text:p>("jello","lemon")</text:p>
          </table:table-cell>
        </table:table-row>
        <table:table-row table:style-name="ro1">
          <table:table-cell office:value-type="string" calcext:value-type="string">
            <text:p>berry</text:p>
          </table:table-cell>
          <table:table-cell table:formula="of:=COM.MICROSOFT.CONCAT(&quot;Fruits &quot;; ROW())" office:value-type="string" office:string-value="Fruits 4" calcext:value-type="string">
            <text:p>Fruits 4</text:p>
          </table:table-cell>
          <table:table-cell table:number-matrix-columns-spanned="2" table:number-matrix-rows-spanned="1" table:formula="of:=SELECTRANDOM([.$A$1:.$A$24]; 2; [.$C$1:.$D3])" office:value-type="string" office:string-value="kumquat" calcext:value-type="string">
            <text:p>kumquat</text:p>
          </table:table-cell>
          <table:table-cell office:value-type="string" office:string-value="banana" calcext:value-type="string">
            <text:p>banana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kumquat&quot;,&quot;banana&quot;)" calcext:value-type="string">
            <text:p>("kumquat","banana")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formula="of:=COM.MICROSOFT.CONCAT(&quot;Fruits &quot;; ROW())" office:value-type="string" office:string-value="Fruits 5" calcext:value-type="string">
            <text:p>Fruits 5</text:p>
          </table:table-cell>
          <table:table-cell table:number-matrix-columns-spanned="2" table:number-matrix-rows-spanned="1" table:formula="of:=SELECTRANDOM([.$A$1:.$A$24]; 2; [.$C$1:.$D4])" office:value-type="string" office:string-value="guava" calcext:value-type="string">
            <text:p>guava</text:p>
          </table:table-cell>
          <table:table-cell office:value-type="string" office:string-value="grape" calcext:value-type="string">
            <text:p>grape</text:p>
          </table:table-cell>
          <table:table-cell table:number-columns-repeated="4"/>
          <table:table-cell table:formula="of:=COM.MICROSOFT.CONCAT(&quot;(&quot;&quot;&quot;; COM.MICROSOFT.TEXTJOIN(&quot;&quot;&quot;,&quot;&quot;&quot;; 1; [.C5:.H5]); &quot;&quot;&quot;)&quot;)" office:value-type="string" office:string-value="(&quot;guava&quot;,&quot;grape&quot;)" calcext:value-type="string">
            <text:p>("guava","grape")</text:p>
          </table:table-cell>
        </table:table-row>
        <table:table-row table:style-name="ro1">
          <table:table-cell office:value-type="string" calcext:value-type="string">
            <text:p>fig</text:p>
          </table:table-cell>
          <table:table-cell table:formula="of:=COM.MICROSOFT.CONCAT(&quot;Fruits &quot;; ROW())" office:value-type="string" office:string-value="Fruits 6" calcext:value-type="string">
            <text:p>Fruits 6</text:p>
          </table:table-cell>
          <table:table-cell table:number-matrix-columns-spanned="2" table:number-matrix-rows-spanned="1" table:formula="of:=SELECTRANDOM([.$A$1:.$A$24]; 2; [.$C$1:.$D5])" office:value-type="string" office:string-value="mango" calcext:value-type="string">
            <text:p>mango</text:p>
          </table:table-cell>
          <table:table-cell office:value-type="string" office:string-value="date" calcext:value-type="string">
            <text:p>date</text:p>
          </table:table-cell>
          <table:table-cell table:number-columns-repeated="4"/>
          <table:table-cell table:formula="of:=COM.MICROSOFT.CONCAT(&quot;(&quot;&quot;&quot;; COM.MICROSOFT.TEXTJOIN(&quot;&quot;&quot;,&quot;&quot;&quot;; 1; [.C6:.H6]); &quot;&quot;&quot;)&quot;)" office:value-type="string" office:string-value="(&quot;mango&quot;,&quot;date&quot;)" calcext:value-type="string">
            <text:p>("mango","date")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formula="of:=COM.MICROSOFT.CONCAT(&quot;Fruits &quot;; ROW())" office:value-type="string" office:string-value="Fruits 7" calcext:value-type="string">
            <text:p>Fruits 7</text:p>
          </table:table-cell>
          <table:table-cell table:number-matrix-columns-spanned="2" table:number-matrix-rows-spanned="1" table:formula="of:=SELECTRANDOM([.$A$1:.$A$24]; 2; [.$C$1:.$D6])" office:value-type="string" office:string-value="jelly" calcext:value-type="string">
            <text:p>jelly</text:p>
          </table:table-cell>
          <table:table-cell office:value-type="string" office:string-value="kiwi" calcext:value-type="string">
            <text:p>kiwi</text:p>
          </table:table-cell>
          <table:table-cell table:number-columns-repeated="4"/>
          <table:table-cell table:formula="of:=COM.MICROSOFT.CONCAT(&quot;(&quot;&quot;&quot;; COM.MICROSOFT.TEXTJOIN(&quot;&quot;&quot;,&quot;&quot;&quot;; 1; [.C7:.H7]); &quot;&quot;&quot;)&quot;)" office:value-type="string" office:string-value="(&quot;jelly&quot;,&quot;kiwi&quot;)" calcext:value-type="string">
            <text:p>("jelly","kiwi")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table:formula="of:=COM.MICROSOFT.CONCAT(&quot;Fruits &quot;; ROW())" office:value-type="string" office:string-value="Fruits 8" calcext:value-type="string">
            <text:p>Fruits 8</text:p>
          </table:table-cell>
          <table:table-cell table:number-matrix-columns-spanned="2" table:number-matrix-rows-spanned="1" table:formula="of:=SELECTRANDOM([.$A$1:.$A$24]; 2; [.$C$1:.$D7])" office:value-type="string" office:string-value="fig" calcext:value-type="string">
            <text:p>fig</text:p>
          </table:table-cell>
          <table:table-cell office:value-type="string" office:string-value="apple" calcext:value-type="string">
            <text:p>apple</text:p>
          </table:table-cell>
          <table:table-cell table:number-columns-repeated="4"/>
          <table:table-cell table:formula="of:=COM.MICROSOFT.CONCAT(&quot;(&quot;&quot;&quot;; COM.MICROSOFT.TEXTJOIN(&quot;&quot;&quot;,&quot;&quot;&quot;; 1; [.C8:.H8]); &quot;&quot;&quot;)&quot;)" office:value-type="string" office:string-value="(&quot;fig&quot;,&quot;apple&quot;)" calcext:value-type="string">
            <text:p>("fig","apple")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table:formula="of:=COM.MICROSOFT.CONCAT(&quot;Fruits &quot;; ROW())" office:value-type="string" office:string-value="Fruits 9" calcext:value-type="string">
            <text:p>Fruits 9</text:p>
          </table:table-cell>
          <table:table-cell table:number-matrix-columns-spanned="2" table:number-matrix-rows-spanned="1" table:formula="of:=SELECTRANDOM([.$A$1:.$A$24]; 2; [.$C$1:.$D8])" office:value-type="string" office:string-value="berry" calcext:value-type="string">
            <text:p>berry</text:p>
          </table:table-cell>
          <table:table-cell office:value-type="string" office:string-value="peach" calcext:value-type="string">
            <text:p>peach</text:p>
          </table:table-cell>
          <table:table-cell table:number-columns-repeated="4"/>
          <table:table-cell table:formula="of:=COM.MICROSOFT.CONCAT(&quot;(&quot;&quot;&quot;; COM.MICROSOFT.TEXTJOIN(&quot;&quot;&quot;,&quot;&quot;&quot;; 1; [.C9:.H9]); &quot;&quot;&quot;)&quot;)" office:value-type="string" office:string-value="(&quot;berry&quot;,&quot;peach&quot;)" calcext:value-type="string">
            <text:p>("berry","peach")</text:p>
          </table:table-cell>
        </table:table-row>
        <table:table-row table:style-name="ro1">
          <table:table-cell office:value-type="string" calcext:value-type="string">
            <text:p>guava</text:p>
          </table:table-cell>
          <table:table-cell table:formula="of:=COM.MICROSOFT.CONCAT(&quot;Fruits &quot;; ROW())" office:value-type="string" office:string-value="Fruits 10" calcext:value-type="string">
            <text:p>Fruits 10</text:p>
          </table:table-cell>
          <table:table-cell table:number-matrix-columns-spanned="2" table:number-matrix-rows-spanned="1" table:formula="of:=SELECTRANDOM([.$A$1:.$A$24]; 2; [.$C$1:.$D9])" office:value-type="string" office:string-value="melon" calcext:value-type="string">
            <text:p>melon</text:p>
          </table:table-cell>
          <table:table-cell office:value-type="string" office:string-value="orange" calcext:value-type="string">
            <text:p>orange</text:p>
          </table:table-cell>
          <table:table-cell table:number-columns-repeated="4"/>
          <table:table-cell table:formula="of:=COM.MICROSOFT.CONCAT(&quot;(&quot;&quot;&quot;; COM.MICROSOFT.TEXTJOIN(&quot;&quot;&quot;,&quot;&quot;&quot;; 1; [.C10:.H10]); &quot;&quot;&quot;)&quot;)" office:value-type="string" office:string-value="(&quot;melon&quot;,&quot;orange&quot;)" calcext:value-type="string">
            <text:p>("melon","orange")</text:p>
          </table:table-cell>
        </table:table-row>
        <table:table-row table:style-name="ro1">
          <table:table-cell office:value-type="string" calcext:value-type="string">
            <text:p>jam</text:p>
          </table:table-cell>
          <table:table-cell table:formula="of:=COM.MICROSOFT.CONCAT(&quot;Fruits &quot;; ROW())" office:value-type="string" office:string-value="Fruits 11" calcext:value-type="string">
            <text:p>Fruits 11</text:p>
          </table:table-cell>
          <table:table-cell table:number-matrix-columns-spanned="2" table:number-matrix-rows-spanned="1" table:formula="of:=SELECTRANDOM([.$A$1:.$A$24]; 2; [.$C$1:.$D10])" office:value-type="string" office:string-value="pear" calcext:value-type="string">
            <text:p>pear</text:p>
          </table:table-cell>
          <table:table-cell office:value-type="string" office:string-value="apricot" calcext:value-type="string">
            <text:p>apricot</text:p>
          </table:table-cell>
          <table:table-cell table:number-columns-repeated="4"/>
          <table:table-cell table:formula="of:=COM.MICROSOFT.CONCAT(&quot;(&quot;&quot;&quot;; COM.MICROSOFT.TEXTJOIN(&quot;&quot;&quot;,&quot;&quot;&quot;; 1; [.C11:.H11]); &quot;&quot;&quot;)&quot;)" office:value-type="string" office:string-value="(&quot;pear&quot;,&quot;apricot&quot;)" calcext:value-type="string">
            <text:p>("pear","apricot")</text:p>
          </table:table-cell>
        </table:table-row>
        <table:table-row table:style-name="ro1">
          <table:table-cell office:value-type="string" calcext:value-type="string">
            <text:p>jello</text:p>
          </table:table-cell>
          <table:table-cell table:formula="of:=COM.MICROSOFT.CONCAT(&quot;Fruits &quot;; ROW())" office:value-type="string" office:string-value="Fruits 12" calcext:value-type="string">
            <text:p>Fruits 12</text:p>
          </table:table-cell>
          <table:table-cell table:number-matrix-columns-spanned="2" table:number-matrix-rows-spanned="1" table:formula="of:=SELECTRANDOM([.$A$1:.$A$24]; 2; [.$C$1:.$D11])" office:value-type="string" office:string-value="raisin" calcext:value-type="string">
            <text:p>raisin</text:p>
          </table:table-cell>
          <table:table-cell office:value-type="string" office:string-value="watermelon" calcext:value-type="string">
            <text:p>watermelon</text:p>
          </table:table-cell>
          <table:table-cell table:number-columns-repeated="4"/>
          <table:table-cell table:formula="of:=COM.MICROSOFT.CONCAT(&quot;(&quot;&quot;&quot;; COM.MICROSOFT.TEXTJOIN(&quot;&quot;&quot;,&quot;&quot;&quot;; 1; [.C12:.H12]); &quot;&quot;&quot;)&quot;)" office:value-type="string" office:string-value="(&quot;raisin&quot;,&quot;watermelon&quot;)" calcext:value-type="string">
            <text:p>("raisin","watermelon")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table:formula="of:=COM.MICROSOFT.CONCAT(&quot;Fruits &quot;; ROW())" office:value-type="string" office:string-value="Fruits 13" calcext:value-type="string">
            <text:p>Fruits 13</text:p>
          </table:table-cell>
          <table:table-cell table:number-matrix-columns-spanned="4" table:number-matrix-rows-spanned="1" table:formula="of:=FLATTENARRAY([.C1:.D2])" office:value-type="string" office:string-value="fruit" calcext:value-type="string">
            <text:p>fruit</text:p>
          </table:table-cell>
          <table:table-cell office:value-type="string" office:string-value="jam" calcext:value-type="string">
            <text:p>jam</text:p>
          </table:table-cell>
          <table:table-cell office:value-type="string" office:string-value="strawberry" calcext:value-type="string">
            <text:p>strawberry</text:p>
          </table:table-cell>
          <table:table-cell office:value-type="string" office:string-value="grapefruit" calcext:value-type="string">
            <text:p>grapefruit</text:p>
          </table:table-cell>
          <table:table-cell table:number-columns-repeated="2"/>
          <table:table-cell table:formula="of:=COM.MICROSOFT.CONCAT(&quot;(&quot;&quot;&quot;; COM.MICROSOFT.TEXTJOIN(&quot;&quot;&quot;,&quot;&quot;&quot;; 1; [.C13:.H13]); &quot;&quot;&quot;)&quot;)" office:value-type="string" office:string-value="(&quot;fruit&quot;,&quot;jam&quot;,&quot;strawberry&quot;,&quot;grapefruit&quot;)" calcext:value-type="string">
            <text:p>("fruit","jam","strawberry","grapefruit")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table:formula="of:=COM.MICROSOFT.CONCAT(&quot;Fruits &quot;; ROW())" office:value-type="string" office:string-value="Fruits 14" calcext:value-type="string">
            <text:p>Fruits 14</text:p>
          </table:table-cell>
          <table:table-cell table:number-matrix-columns-spanned="4" table:number-matrix-rows-spanned="1" table:formula="of:=FLATTENARRAY([.C3:.D4])" office:value-type="string" office:string-value="jello" calcext:value-type="string">
            <text:p>jello</text:p>
          </table:table-cell>
          <table:table-cell office:value-type="string" office:string-value="lemon" calcext:value-type="string">
            <text:p>lemon</text:p>
          </table:table-cell>
          <table:table-cell office:value-type="string" office:string-value="kumquat" calcext:value-type="string">
            <text:p>kumquat</text:p>
          </table:table-cell>
          <table:table-cell office:value-type="string" office:string-value="banana" calcext:value-type="string">
            <text:p>banana</text:p>
          </table:table-cell>
          <table:table-cell table:number-columns-repeated="2"/>
          <table:table-cell table:formula="of:=COM.MICROSOFT.CONCAT(&quot;(&quot;&quot;&quot;; COM.MICROSOFT.TEXTJOIN(&quot;&quot;&quot;,&quot;&quot;&quot;; 1; [.C14:.H14]); &quot;&quot;&quot;)&quot;)" office:value-type="string" office:string-value="(&quot;jello&quot;,&quot;lemon&quot;,&quot;kumquat&quot;,&quot;banana&quot;)" calcext:value-type="string">
            <text:p>("jello","lemon","kumquat","banana")</text:p>
          </table:table-cell>
        </table:table-row>
        <table:table-row table:style-name="ro1">
          <table:table-cell office:value-type="string" calcext:value-type="string">
            <text:p>kumquat</text:p>
          </table:table-cell>
          <table:table-cell table:formula="of:=COM.MICROSOFT.CONCAT(&quot;Fruits &quot;; ROW())" office:value-type="string" office:string-value="Fruits 15" calcext:value-type="string">
            <text:p>Fruits 15</text:p>
          </table:table-cell>
          <table:table-cell table:number-matrix-columns-spanned="4" table:number-matrix-rows-spanned="1" table:formula="of:=FLATTENARRAY([.C5:.D6])" office:value-type="string" office:string-value="guava" calcext:value-type="string">
            <text:p>guava</text:p>
          </table:table-cell>
          <table:table-cell office:value-type="string" office:string-value="grape" calcext:value-type="string">
            <text:p>grape</text:p>
          </table:table-cell>
          <table:table-cell office:value-type="string" office:string-value="mango" calcext:value-type="string">
            <text:p>mango</text:p>
          </table:table-cell>
          <table:table-cell office:value-type="string" office:string-value="date" calcext:value-type="string">
            <text:p>date</text:p>
          </table:table-cell>
          <table:table-cell table:number-columns-repeated="2"/>
          <table:table-cell table:formula="of:=COM.MICROSOFT.CONCAT(&quot;(&quot;&quot;&quot;; COM.MICROSOFT.TEXTJOIN(&quot;&quot;&quot;,&quot;&quot;&quot;; 1; [.C15:.H15]); &quot;&quot;&quot;)&quot;)" office:value-type="string" office:string-value="(&quot;guava&quot;,&quot;grape&quot;,&quot;mango&quot;,&quot;date&quot;)" calcext:value-type="string">
            <text:p>("guava","grape","mango","date")</text:p>
          </table:table-cell>
        </table:table-row>
        <table:table-row table:style-name="ro1">
          <table:table-cell office:value-type="string" calcext:value-type="string">
            <text:p>lemon</text:p>
          </table:table-cell>
          <table:table-cell table:formula="of:=COM.MICROSOFT.CONCAT(&quot;Fruits &quot;; ROW())" office:value-type="string" office:string-value="Fruits 16" calcext:value-type="string">
            <text:p>Fruits 16</text:p>
          </table:table-cell>
          <table:table-cell table:number-matrix-columns-spanned="4" table:number-matrix-rows-spanned="1" table:formula="of:=FLATTENARRAY([.C7:.D8])" office:value-type="string" office:string-value="jelly" calcext:value-type="string">
            <text:p>jelly</text:p>
          </table:table-cell>
          <table:table-cell office:value-type="string" office:string-value="kiwi" calcext:value-type="string">
            <text:p>kiwi</text:p>
          </table:table-cell>
          <table:table-cell office:value-type="string" office:string-value="fig" calcext:value-type="string">
            <text:p>fig</text:p>
          </table:table-cell>
          <table:table-cell office:value-type="string" office:string-value="apple" calcext:value-type="string">
            <text:p>apple</text:p>
          </table:table-cell>
          <table:table-cell table:number-columns-repeated="2"/>
          <table:table-cell table:formula="of:=COM.MICROSOFT.CONCAT(&quot;(&quot;&quot;&quot;; COM.MICROSOFT.TEXTJOIN(&quot;&quot;&quot;,&quot;&quot;&quot;; 1; [.C16:.H16]); &quot;&quot;&quot;)&quot;)" office:value-type="string" office:string-value="(&quot;jelly&quot;,&quot;kiwi&quot;,&quot;fig&quot;,&quot;apple&quot;)" calcext:value-type="string">
            <text:p>("jelly","kiwi","fig","apple")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table:formula="of:=COM.MICROSOFT.CONCAT(&quot;Fruits &quot;; ROW())" office:value-type="string" office:string-value="Fruits 17" calcext:value-type="string">
            <text:p>Fruits 17</text:p>
          </table:table-cell>
          <table:table-cell table:number-matrix-columns-spanned="4" table:number-matrix-rows-spanned="1" table:formula="of:=FLATTENARRAY([.C9:.D10])" office:value-type="string" office:string-value="berry" calcext:value-type="string">
            <text:p>berry</text:p>
          </table:table-cell>
          <table:table-cell office:value-type="string" office:string-value="peach" calcext:value-type="string">
            <text:p>peach</text:p>
          </table:table-cell>
          <table:table-cell office:value-type="string" office:string-value="melon" calcext:value-type="string">
            <text:p>melon</text:p>
          </table:table-cell>
          <table:table-cell office:value-type="string" office:string-value="orange" calcext:value-type="string">
            <text:p>orange</text:p>
          </table:table-cell>
          <table:table-cell table:number-columns-repeated="2"/>
          <table:table-cell table:formula="of:=COM.MICROSOFT.CONCAT(&quot;(&quot;&quot;&quot;; COM.MICROSOFT.TEXTJOIN(&quot;&quot;&quot;,&quot;&quot;&quot;; 1; [.C17:.H17]); &quot;&quot;&quot;)&quot;)" office:value-type="string" office:string-value="(&quot;berry&quot;,&quot;peach&quot;,&quot;melon&quot;,&quot;orange&quot;)" calcext:value-type="string">
            <text:p>("berry","peach","melon","orange")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table:formula="of:=COM.MICROSOFT.CONCAT(&quot;Fruits &quot;; ROW())" office:value-type="string" office:string-value="Fruits 18" calcext:value-type="string">
            <text:p>Fruits 18</text:p>
          </table:table-cell>
          <table:table-cell table:number-matrix-columns-spanned="4" table:number-matrix-rows-spanned="1" table:formula="of:=FLATTENARRAY([.C11:.D12])" office:value-type="string" office:string-value="pear" calcext:value-type="string">
            <text:p>pear</text:p>
          </table:table-cell>
          <table:table-cell office:value-type="string" office:string-value="apricot" calcext:value-type="string">
            <text:p>apricot</text:p>
          </table:table-cell>
          <table:table-cell office:value-type="string" office:string-value="raisin" calcext:value-type="string">
            <text:p>raisin</text:p>
          </table:table-cell>
          <table:table-cell office:value-type="string" office:string-value="watermelon" calcext:value-type="string">
            <text:p>watermelon</text:p>
          </table:table-cell>
          <table:table-cell table:number-columns-repeated="2"/>
          <table:table-cell table:formula="of:=COM.MICROSOFT.CONCAT(&quot;(&quot;&quot;&quot;; COM.MICROSOFT.TEXTJOIN(&quot;&quot;&quot;,&quot;&quot;&quot;; 1; [.C18:.H18]); &quot;&quot;&quot;)&quot;)" office:value-type="string" office:string-value="(&quot;pear&quot;,&quot;apricot&quot;,&quot;raisin&quot;,&quot;watermelon&quot;)" calcext:value-type="string">
            <text:p>("pear","apricot","raisin","watermelon"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COM.MICROSOFT.CONCAT(&quot;Fruits &quot;; ROW())" office:value-type="string" office:string-value="Fruits 19" calcext:value-type="string">
            <text:p>Fruits 19</text:p>
          </table:table-cell>
          <table:table-cell table:number-matrix-columns-spanned="6" table:number-matrix-rows-spanned="1" table:formula="of:=FLATTENARRAY([.C13:.C18])" office:value-type="string" office:string-value="fruit" calcext:value-type="string">
            <text:p>fruit</text:p>
          </table:table-cell>
          <table:table-cell office:value-type="string" office:string-value="jello" calcext:value-type="string">
            <text:p>jello</text:p>
          </table:table-cell>
          <table:table-cell office:value-type="string" office:string-value="guava" calcext:value-type="string">
            <text:p>guava</text:p>
          </table:table-cell>
          <table:table-cell office:value-type="string" office:string-value="jelly" calcext:value-type="string">
            <text:p>jelly</text:p>
          </table:table-cell>
          <table:table-cell office:value-type="string" office:string-value="berry" calcext:value-type="string">
            <text:p>berry</text:p>
          </table:table-cell>
          <table:table-cell office:value-type="string" office:string-value="pear" calcext:value-type="string">
            <text:p>pear</text:p>
          </table:table-cell>
          <table:table-cell table:formula="of:=COM.MICROSOFT.CONCAT(&quot;(&quot;&quot;&quot;; COM.MICROSOFT.TEXTJOIN(&quot;&quot;&quot;,&quot;&quot;&quot;; 1; [.C19:.H19]); &quot;&quot;&quot;)&quot;)" office:value-type="string" office:string-value="(&quot;fruit&quot;,&quot;jello&quot;,&quot;guava&quot;,&quot;jelly&quot;,&quot;berry&quot;,&quot;pear&quot;)" calcext:value-type="string">
            <text:p>("fruit","jello","guava","jelly","berry","pear")</text:p>
          </table:table-cell>
        </table:table-row>
        <table:table-row table:style-name="ro1">
          <table:table-cell office:value-type="string" calcext:value-type="string">
            <text:p>peach</text:p>
          </table:table-cell>
          <table:table-cell table:formula="of:=COM.MICROSOFT.CONCAT(&quot;Fruits &quot;; ROW())" office:value-type="string" office:string-value="Fruits 20" calcext:value-type="string">
            <text:p>Fruits 20</text:p>
          </table:table-cell>
          <table:table-cell table:number-matrix-columns-spanned="6" table:number-matrix-rows-spanned="1" table:formula="of:=FLATTENARRAY([.D13:.D18])" office:value-type="string" office:string-value="jam" calcext:value-type="string">
            <text:p>jam</text:p>
          </table:table-cell>
          <table:table-cell office:value-type="string" office:string-value="lemon" calcext:value-type="string">
            <text:p>lemon</text:p>
          </table:table-cell>
          <table:table-cell office:value-type="string" office:string-value="grape" calcext:value-type="string">
            <text:p>grape</text:p>
          </table:table-cell>
          <table:table-cell office:value-type="string" office:string-value="kiwi" calcext:value-type="string">
            <text:p>kiwi</text:p>
          </table:table-cell>
          <table:table-cell office:value-type="string" office:string-value="peach" calcext:value-type="string">
            <text:p>peach</text:p>
          </table:table-cell>
          <table:table-cell office:value-type="string" office:string-value="apricot" calcext:value-type="string">
            <text:p>apricot</text:p>
          </table:table-cell>
          <table:table-cell table:formula="of:=COM.MICROSOFT.CONCAT(&quot;(&quot;&quot;&quot;; COM.MICROSOFT.TEXTJOIN(&quot;&quot;&quot;,&quot;&quot;&quot;; 1; [.C20:.H20]); &quot;&quot;&quot;)&quot;)" office:value-type="string" office:string-value="(&quot;jam&quot;,&quot;lemon&quot;,&quot;grape&quot;,&quot;kiwi&quot;,&quot;peach&quot;,&quot;apricot&quot;)" calcext:value-type="string">
            <text:p>("jam","lemon","grape","kiwi","peach","apricot")</text:p>
          </table:table-cell>
        </table:table-row>
        <table:table-row table:style-name="ro1">
          <table:table-cell office:value-type="string" calcext:value-type="string">
            <text:p>pear</text:p>
          </table:table-cell>
          <table:table-cell table:formula="of:=COM.MICROSOFT.CONCAT(&quot;Fruits &quot;; ROW())" office:value-type="string" office:string-value="Fruits 21" calcext:value-type="string">
            <text:p>Fruits 21</text:p>
          </table:table-cell>
          <table:table-cell table:number-matrix-columns-spanned="6" table:number-matrix-rows-spanned="1" table:formula="of:=FLATTENARRAY([.E13:.E18])" office:value-type="string" office:string-value="strawberry" calcext:value-type="string">
            <text:p>strawberry</text:p>
          </table:table-cell>
          <table:table-cell office:value-type="string" office:string-value="kumquat" calcext:value-type="string">
            <text:p>kumquat</text:p>
          </table:table-cell>
          <table:table-cell office:value-type="string" office:string-value="mango" calcext:value-type="string">
            <text:p>mango</text:p>
          </table:table-cell>
          <table:table-cell office:value-type="string" office:string-value="fig" calcext:value-type="string">
            <text:p>fig</text:p>
          </table:table-cell>
          <table:table-cell office:value-type="string" office:string-value="melon" calcext:value-type="string">
            <text:p>melon</text:p>
          </table:table-cell>
          <table:table-cell office:value-type="string" office:string-value="raisin" calcext:value-type="string">
            <text:p>raisin</text:p>
          </table:table-cell>
          <table:table-cell table:formula="of:=COM.MICROSOFT.CONCAT(&quot;(&quot;&quot;&quot;; COM.MICROSOFT.TEXTJOIN(&quot;&quot;&quot;,&quot;&quot;&quot;; 1; [.C21:.H21]); &quot;&quot;&quot;)&quot;)" office:value-type="string" office:string-value="(&quot;strawberry&quot;,&quot;kumquat&quot;,&quot;mango&quot;,&quot;fig&quot;,&quot;melon&quot;,&quot;raisin&quot;)" calcext:value-type="string">
            <text:p>("strawberry","kumquat","mango","fig","melon","raisin")</text:p>
          </table:table-cell>
        </table:table-row>
        <table:table-row table:style-name="ro1">
          <table:table-cell office:value-type="string" calcext:value-type="string">
            <text:p>raisin</text:p>
          </table:table-cell>
          <table:table-cell table:formula="of:=COM.MICROSOFT.CONCAT(&quot;Fruits &quot;; ROW())" office:value-type="string" office:string-value="Fruits 22" calcext:value-type="string">
            <text:p>Fruits 22</text:p>
          </table:table-cell>
          <table:table-cell table:number-matrix-columns-spanned="6" table:number-matrix-rows-spanned="1" table:formula="of:=FLATTENARRAY([.F13:.F18])" office:value-type="string" office:string-value="grapefruit" calcext:value-type="string">
            <text:p>grapefruit</text:p>
          </table:table-cell>
          <table:table-cell office:value-type="string" office:string-value="banana" calcext:value-type="string">
            <text:p>banana</text:p>
          </table:table-cell>
          <table:table-cell office:value-type="string" office:string-value="date" calcext:value-type="string">
            <text:p>date</text:p>
          </table:table-cell>
          <table:table-cell office:value-type="string" office:string-value="apple" calcext:value-type="string">
            <text:p>apple</text:p>
          </table:table-cell>
          <table:table-cell office:value-type="string" office:string-value="orange" calcext:value-type="string">
            <text:p>orange</text:p>
          </table:table-cell>
          <table:table-cell office:value-type="string" office:string-value="watermelon" calcext:value-type="string">
            <text:p>watermelon</text:p>
          </table:table-cell>
          <table:table-cell table:formula="of:=COM.MICROSOFT.CONCAT(&quot;(&quot;&quot;&quot;; COM.MICROSOFT.TEXTJOIN(&quot;&quot;&quot;,&quot;&quot;&quot;; 1; [.C22:.H22]); &quot;&quot;&quot;)&quot;)" office:value-type="string" office:string-value="(&quot;grapefruit&quot;,&quot;banana&quot;,&quot;date&quot;,&quot;apple&quot;,&quot;orange&quot;,&quot;watermelon&quot;)" calcext:value-type="string">
            <text:p>("grapefruit","banana","date","apple","orange","watermelon")</text:p>
          </table:table-cell>
        </table:table-row>
        <table:table-row table:style-name="ro1">
          <table:table-cell office:value-type="string" calcext:value-type="string">
            <text:p>strawber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melon</text:p>
          </table:table-cell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ruits 2-12</text:p>
          </table:table-cell>
          <table:table-cell office:value-type="string" calcext:value-type="string">
            <text:p>'=SELECTRANDOM($A$1:$A$24, 2, $C$1:$D1)</text:p>
          </table:table-cell>
          <table:table-cell table:number-columns-repeated="7"/>
        </table:table-row>
      </table:table>
      <table:table table:name="Desserts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coa</text:p>
          </table:table-cell>
          <table:table-cell table:formula="of:=COM.MICROSOFT.CONCAT(&quot;Desserts &quot;; ROW())" office:value-type="string" office:string-value="Desserts 1" calcext:value-type="string">
            <text:p>Desserts 1</text:p>
          </table:table-cell>
          <table:table-cell table:number-matrix-columns-spanned="2" table:number-matrix-rows-spanned="1" table:formula="of:=SELECTRANDOM([.$A$1:.$A$6]; 2)" office:value-type="string" office:string-value="Ice cream" calcext:value-type="string">
            <text:p>Ice cream</text:p>
          </table:table-cell>
          <table:table-cell office:value-type="string" office:string-value="jellybean" calcext:value-type="string">
            <text:p>jellybean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Ice cream&quot;,&quot;jellybean&quot;)" calcext:value-type="string">
            <text:p>("Ice cream","jellybean")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table:formula="of:=COM.MICROSOFT.CONCAT(&quot;Desserts &quot;; ROW())" office:value-type="string" office:string-value="Desserts 2" calcext:value-type="string">
            <text:p>Desserts 2</text:p>
          </table:table-cell>
          <table:table-cell table:number-matrix-columns-spanned="2" table:number-matrix-rows-spanned="1" table:formula="of:=SELECTRANDOM([.$A$1:.$A$6]; 2; [.$C$1:.$D1])" office:value-type="string" office:string-value="cocoa" calcext:value-type="string">
            <text:p>cocoa</text:p>
          </table:table-cell>
          <table:table-cell office:value-type="string" office:string-value="dessert" calcext:value-type="string">
            <text:p>dessert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cocoa&quot;,&quot;dessert&quot;)" calcext:value-type="string">
            <text:p>("cocoa","dessert")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table:formula="of:=COM.MICROSOFT.CONCAT(&quot;Desserts &quot;; ROW())" office:value-type="string" office:string-value="Desserts 3" calcext:value-type="string">
            <text:p>Desserts 3</text:p>
          </table:table-cell>
          <table:table-cell table:number-matrix-columns-spanned="2" table:number-matrix-rows-spanned="1" table:formula="of:=SELECTRANDOM([.$A$1:.$A$6]; 2; [.$C$1:.$D2])" office:value-type="string" office:string-value="pie" calcext:value-type="string">
            <text:p>pie</text:p>
          </table:table-cell>
          <table:table-cell office:value-type="string" office:string-value="yogurt" calcext:value-type="string">
            <text:p>yogurt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pie&quot;,&quot;yogurt&quot;)" calcext:value-type="string">
            <text:p>("pie","yogurt")</text:p>
          </table:table-cell>
        </table:table-row>
        <table:table-row table:style-name="ro1">
          <table:table-cell office:value-type="string" calcext:value-type="string">
            <text:p>jellybean</text:p>
          </table:table-cell>
          <table:table-cell table:formula="of:=COM.MICROSOFT.CONCAT(&quot;Desserts &quot;; ROW())" office:value-type="string" office:string-value="Desserts 4" calcext:value-type="string">
            <text:p>Desserts 4</text:p>
          </table:table-cell>
          <table:table-cell table:number-matrix-columns-spanned="3" table:number-matrix-rows-spanned="1" table:formula="of:=TRANSPOSE([.C1:.C3])" office:value-type="string" office:string-value="Ice cream" calcext:value-type="string">
            <text:p>Ice cream</text:p>
          </table:table-cell>
          <table:table-cell office:value-type="string" office:string-value="cocoa" calcext:value-type="string">
            <text:p>cocoa</text:p>
          </table:table-cell>
          <table:table-cell office:value-type="string" office:string-value="pie" calcext:value-type="string">
            <text:p>pie</text:p>
          </table:table-cell>
          <table:table-cell table:number-columns-repeated="3"/>
          <table:table-cell table:formula="of:=COM.MICROSOFT.CONCAT(&quot;(&quot;&quot;&quot;; COM.MICROSOFT.TEXTJOIN(&quot;&quot;&quot;,&quot;&quot;&quot;; 1; [.C4:.H4]); &quot;&quot;&quot;)&quot;)" office:value-type="string" office:string-value="(&quot;Ice cream&quot;,&quot;cocoa&quot;,&quot;pie&quot;)" calcext:value-type="string">
            <text:p>("Ice cream","cocoa","pie")</text:p>
          </table:table-cell>
        </table:table-row>
        <table:table-row table:style-name="ro1">
          <table:table-cell office:value-type="string" calcext:value-type="string">
            <text:p>pie</text:p>
          </table:table-cell>
          <table:table-cell table:formula="of:=COM.MICROSOFT.CONCAT(&quot;Desserts &quot;; ROW())" office:value-type="string" office:string-value="Desserts 5" calcext:value-type="string">
            <text:p>Desserts 5</text:p>
          </table:table-cell>
          <table:table-cell table:number-matrix-columns-spanned="3" table:number-matrix-rows-spanned="1" table:formula="of:=TRANSPOSE([.D1:.D3])" office:value-type="string" office:string-value="jellybean" calcext:value-type="string">
            <text:p>jellybean</text:p>
          </table:table-cell>
          <table:table-cell office:value-type="string" office:string-value="dessert" calcext:value-type="string">
            <text:p>dessert</text:p>
          </table:table-cell>
          <table:table-cell office:value-type="string" office:string-value="yogurt" calcext:value-type="string">
            <text:p>yogurt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jellybean&quot;,&quot;dessert&quot;,&quot;yogurt&quot;)" calcext:value-type="string">
            <text:p>("jellybean","dessert","yogurt")</text:p>
          </table:table-cell>
        </table:table-row>
        <table:table-row table:style-name="ro1">
          <table:table-cell office:value-type="string" calcext:value-type="string">
            <text:p>yogurt</text:p>
          </table:table-cell>
          <table:table-cell table:formula="of:=COM.MICROSOFT.CONCAT(&quot;Desserts &quot;; ROW())" office:value-type="string" office:string-value="Desserts 6" calcext:value-type="string">
            <text:p>Desserts 6</text:p>
          </table:table-cell>
          <table:table-cell table:number-matrix-columns-spanned="4" table:number-matrix-rows-spanned="1" table:formula="of:=FLATTENARRAY([.C1:.D2])" office:value-type="string" office:string-value="Ice cream" calcext:value-type="string">
            <text:p>Ice cream</text:p>
          </table:table-cell>
          <table:table-cell office:value-type="string" office:string-value="jellybean" calcext:value-type="string">
            <text:p>jellybean</text:p>
          </table:table-cell>
          <table:table-cell office:value-type="string" office:string-value="cocoa" calcext:value-type="string">
            <text:p>cocoa</text:p>
          </table:table-cell>
          <table:table-cell office:value-type="string" office:string-value="dessert" calcext:value-type="string">
            <text:p>dessert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Ice cream&quot;,&quot;jellybean&quot;,&quot;cocoa&quot;,&quot;dessert&quot;)" calcext:value-type="string">
            <text:p>("Ice cream","jellybean","cocoa","dessert")</text:p>
          </table:table-cell>
        </table:table-row>
        <table:table-row table:style-name="ro1">
          <table:table-cell table:style-name="Default"/>
          <table:table-cell table:formula="of:=COM.MICROSOFT.CONCAT(&quot;Desserts &quot;; ROW())" office:value-type="string" office:string-value="Desserts 7" calcext:value-type="string">
            <text:p>Desserts 7</text:p>
          </table:table-cell>
          <table:table-cell table:number-matrix-columns-spanned="4" table:number-matrix-rows-spanned="1" table:formula="of:=FLATTENARRAY([.C2:.D3])" office:value-type="string" office:string-value="cocoa" calcext:value-type="string">
            <text:p>cocoa</text:p>
          </table:table-cell>
          <table:table-cell office:value-type="string" office:string-value="dessert" calcext:value-type="string">
            <text:p>dessert</text:p>
          </table:table-cell>
          <table:table-cell office:value-type="string" office:string-value="pie" calcext:value-type="string">
            <text:p>pie</text:p>
          </table:table-cell>
          <table:table-cell office:value-type="string" office:string-value="yogurt" calcext:value-type="string">
            <text:p>yogurt</text:p>
          </table:table-cell>
          <table:table-cell table:number-columns-repeated="2"/>
          <table:table-cell table:formula="of:=COM.MICROSOFT.CONCAT(&quot;(&quot;&quot;&quot;; COM.MICROSOFT.TEXTJOIN(&quot;&quot;&quot;,&quot;&quot;&quot;; 1; [.C7:.H7]); &quot;&quot;&quot;)&quot;)" office:value-type="string" office:string-value="(&quot;cocoa&quot;,&quot;dessert&quot;,&quot;pie&quot;,&quot;yogurt&quot;)" calcext:value-type="string">
            <text:p>("cocoa","dessert","pie","yogurt")</text:p>
          </table:table-cell>
        </table:table-row>
      </table:table>
      <table:table table:name="Grai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barley</text:p>
          </table:table-cell>
          <table:table-cell table:formula="of:=COM.MICROSOFT.CONCAT(&quot;Grains &quot;; ROW())" office:value-type="string" office:string-value="Grains 1" calcext:value-type="string">
            <text:p>Grains 1</text:p>
          </table:table-cell>
          <table:table-cell table:number-matrix-columns-spanned="2" table:number-matrix-rows-spanned="1" table:formula="of:=SELECTRANDOM([.$A$1:.$A$9]; 2)" office:value-type="string" office:string-value="nut" calcext:value-type="string">
            <text:p>nut</text:p>
          </table:table-cell>
          <table:table-cell office:value-type="string" office:string-value="cashew" calcext:value-type="string">
            <text:p>cashew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nut&quot;,&quot;cashew&quot;)" calcext:value-type="string">
            <text:p>("nut","cashew")</text:p>
          </table:table-cell>
        </table:table-row>
        <table:table-row table:style-name="ro1">
          <table:table-cell office:value-type="string" calcext:value-type="string">
            <text:p>beans</text:p>
          </table:table-cell>
          <table:table-cell table:formula="of:=COM.MICROSOFT.CONCAT(&quot;Grains &quot;; ROW())" office:value-type="string" office:string-value="Grains 2" calcext:value-type="string">
            <text:p>Grains 2</text:p>
          </table:table-cell>
          <table:table-cell table:number-matrix-columns-spanned="2" table:number-matrix-rows-spanned="1" table:formula="of:=SELECTRANDOM([.$A$1:.$A$9]; 2; [.$C$1:.$D1])" office:value-type="string" office:string-value="English muffin" calcext:value-type="string">
            <text:p>English muffin</text:p>
          </table:table-cell>
          <table:table-cell office:value-type="string" office:string-value="beans" calcext:value-type="string">
            <text:p>beans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English muffin&quot;,&quot;beans&quot;)" calcext:value-type="string">
            <text:p>("English muffin","beans")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table:formula="of:=COM.MICROSOFT.CONCAT(&quot;Grains &quot;; ROW())" office:value-type="string" office:string-value="Grains 3" calcext:value-type="string">
            <text:p>Grains 3</text:p>
          </table:table-cell>
          <table:table-cell table:number-matrix-columns-spanned="2" table:number-matrix-rows-spanned="1" table:formula="of:=SELECTRANDOM([.$A$1:.$A$9]; 2; [.$C$1:.$D2])" office:value-type="string" office:string-value="oatmeal" calcext:value-type="string">
            <text:p>oatmeal</text:p>
          </table:table-cell>
          <table:table-cell office:value-type="string" office:string-value="bread" calcext:value-type="string">
            <text:p>bread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oatmeal&quot;,&quot;bread&quot;)" calcext:value-type="string">
            <text:p>("oatmeal","bread")</text:p>
          </table:table-cell>
        </table:table-row>
        <table:table-row table:style-name="ro1">
          <table:table-cell office:value-type="string" calcext:value-type="string">
            <text:p>cashew</text:p>
          </table:table-cell>
          <table:table-cell table:formula="of:=COM.MICROSOFT.CONCAT(&quot;Grains &quot;; ROW())" office:value-type="string" office:string-value="Grains 4" calcext:value-type="string">
            <text:p>Grains 4</text:p>
          </table:table-cell>
          <table:table-cell table:number-matrix-columns-spanned="2" table:number-matrix-rows-spanned="1" table:formula="of:=SELECTRANDOM([.$A$1:.$A$9]; 2; [.$C$1:.$D3])" office:value-type="string" office:string-value="wheat" calcext:value-type="string">
            <text:p>wheat</text:p>
          </table:table-cell>
          <table:table-cell office:value-type="string" office:string-value="barley" calcext:value-type="string">
            <text:p>barley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wheat&quot;,&quot;barley&quot;)" calcext:value-type="string">
            <text:p>("wheat","barley")</text:p>
          </table:table-cell>
        </table:table-row>
        <table:table-row table:style-name="ro1">
          <table:table-cell office:value-type="string" calcext:value-type="string">
            <text:p>English muffin</text:p>
          </table:table-cell>
          <table:table-cell table:formula="of:=COM.MICROSOFT.CONCAT(&quot;Grains &quot;; ROW())" office:value-type="string" office:string-value="Grains 5" calcext:value-type="string">
            <text:p>Grains 5</text:p>
          </table:table-cell>
          <table:table-cell table:number-matrix-columns-spanned="1" table:number-matrix-rows-spanned="1" table:formula="of:=SELECTRANDOM([.$A$1:.$A$9]; 1; [.$C$1:.$D4])" office:value-type="string" office:string-value="yeast" calcext:value-type="string">
            <text:p>yeast</text:p>
          </table:table-cell>
          <table:table-cell table:number-matrix-columns-spanned="2" table:number-matrix-rows-spanned="1" table:formula="of:=[.C1:.D1]" office:value-type="string" office:string-value="nut" calcext:value-type="string">
            <text:p>nut</text:p>
          </table:table-cell>
          <table:table-cell office:value-type="string" office:string-value="cashew" calcext:value-type="string">
            <text:p>cashew</text:p>
          </table:table-cell>
          <table:table-cell table:number-columns-repeated="3"/>
          <table:table-cell table:formula="of:=COM.MICROSOFT.CONCAT(&quot;(&quot;&quot;&quot;; COM.MICROSOFT.TEXTJOIN(&quot;&quot;&quot;,&quot;&quot;&quot;; 1; [.C5:.H5]); &quot;&quot;&quot;)&quot;)" office:value-type="string" office:string-value="(&quot;yeast&quot;,&quot;nut&quot;,&quot;cashew&quot;)" calcext:value-type="string">
            <text:p>("yeast","nut","cashew")</text:p>
          </table:table-cell>
        </table:table-row>
        <table:table-row table:style-name="ro1">
          <table:table-cell office:value-type="string" calcext:value-type="string">
            <text:p>nut</text:p>
          </table:table-cell>
          <table:table-cell table:formula="of:=COM.MICROSOFT.CONCAT(&quot;Grains &quot;; ROW())" office:value-type="string" office:string-value="Grains 6" calcext:value-type="string">
            <text:p>Grains 6</text:p>
          </table:table-cell>
          <table:table-cell table:number-matrix-columns-spanned="2" table:number-matrix-rows-spanned="1" table:formula="of:=[.C2:.D2]" office:value-type="string" office:string-value="English muffin" calcext:value-type="string">
            <text:p>English muffin</text:p>
          </table:table-cell>
          <table:table-cell office:value-type="string" office:string-value="beans" calcext:value-type="string">
            <text:p>beans</text:p>
          </table:table-cell>
          <table:table-cell table:formula="of:=[.C3]" office:value-type="string" office:string-value="oatmeal" calcext:value-type="string">
            <text:p>oatmeal</text:p>
          </table:table-cell>
          <table:table-cell table:number-columns-repeated="3"/>
          <table:table-cell table:formula="of:=COM.MICROSOFT.CONCAT(&quot;(&quot;&quot;&quot;; COM.MICROSOFT.TEXTJOIN(&quot;&quot;&quot;,&quot;&quot;&quot;; 1; [.C6:.H6]); &quot;&quot;&quot;)&quot;)" office:value-type="string" office:string-value="(&quot;English muffin&quot;,&quot;beans&quot;,&quot;oatmeal&quot;)" calcext:value-type="string">
            <text:p>("English muffin","beans","oatmeal")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 table:formula="of:=COM.MICROSOFT.CONCAT(&quot;Grains &quot;; ROW())" office:value-type="string" office:string-value="Grains 7" calcext:value-type="string">
            <text:p>Grains 7</text:p>
          </table:table-cell>
          <table:table-cell table:formula="of:=[.D3]" office:value-type="string" office:string-value="bread" calcext:value-type="string">
            <text:p>bread</text:p>
          </table:table-cell>
          <table:table-cell table:number-matrix-columns-spanned="2" table:number-matrix-rows-spanned="1" table:formula="of:=[.C4:.D4]" office:value-type="string" office:string-value="wheat" calcext:value-type="string">
            <text:p>wheat</text:p>
          </table:table-cell>
          <table:table-cell office:value-type="string" office:string-value="barley" calcext:value-type="string">
            <text:p>barley</text:p>
          </table:table-cell>
          <table:table-cell table:number-columns-repeated="3"/>
          <table:table-cell table:formula="of:=COM.MICROSOFT.CONCAT(&quot;(&quot;&quot;&quot;; COM.MICROSOFT.TEXTJOIN(&quot;&quot;&quot;,&quot;&quot;&quot;; 1; [.C7:.H7]); &quot;&quot;&quot;)&quot;)" office:value-type="string" office:string-value="(&quot;bread&quot;,&quot;wheat&quot;,&quot;barley&quot;)" calcext:value-type="string">
            <text:p>("bread","wheat","barley")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table:formula="of:=COM.MICROSOFT.CONCAT(&quot;Grains &quot;; ROW())" office:value-type="string" office:string-value="Grains 8" calcext:value-type="string">
            <text:p>Grains 8</text:p>
          </table:table-cell>
          <table:table-cell table:number-matrix-columns-spanned="3" table:number-matrix-rows-spanned="1" table:formula="of:=FLATTENARRAY([.C5:.C7])" office:value-type="string" office:string-value="yeast" calcext:value-type="string">
            <text:p>yeast</text:p>
          </table:table-cell>
          <table:table-cell office:value-type="string" office:string-value="English muffin" calcext:value-type="string">
            <text:p>English muffin</text:p>
          </table:table-cell>
          <table:table-cell office:value-type="string" office:string-value="bread" calcext:value-type="string">
            <text:p>bread</text:p>
          </table:table-cell>
          <table:table-cell table:number-columns-repeated="3"/>
          <table:table-cell table:formula="of:=COM.MICROSOFT.CONCAT(&quot;(&quot;&quot;&quot;; COM.MICROSOFT.TEXTJOIN(&quot;&quot;&quot;,&quot;&quot;&quot;; 1; [.C8:.H8]); &quot;&quot;&quot;)&quot;)" office:value-type="string" office:string-value="(&quot;yeast&quot;,&quot;English muffin&quot;,&quot;bread&quot;)" calcext:value-type="string">
            <text:p>("yeast","English muffin","bread")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table:formula="of:=COM.MICROSOFT.CONCAT(&quot;Grains &quot;; ROW())" office:value-type="string" office:string-value="Grains 9" calcext:value-type="string">
            <text:p>Grains 9</text:p>
          </table:table-cell>
          <table:table-cell table:number-matrix-columns-spanned="3" table:number-matrix-rows-spanned="1" table:formula="of:=FLATTENARRAY([.D5:.D7])" office:value-type="string" office:string-value="nut" calcext:value-type="string">
            <text:p>nut</text:p>
          </table:table-cell>
          <table:table-cell office:value-type="string" office:string-value="beans" calcext:value-type="string">
            <text:p>beans</text:p>
          </table:table-cell>
          <table:table-cell office:value-type="string" office:string-value="wheat" calcext:value-type="string">
            <text:p>wheat</text:p>
          </table:table-cell>
          <table:table-cell table:number-columns-repeated="3"/>
          <table:table-cell table:formula="of:=COM.MICROSOFT.CONCAT(&quot;(&quot;&quot;&quot;; COM.MICROSOFT.TEXTJOIN(&quot;&quot;&quot;,&quot;&quot;&quot;; 1; [.C9:.H9]); &quot;&quot;&quot;)&quot;)" office:value-type="string" office:string-value="(&quot;nut&quot;,&quot;beans&quot;,&quot;wheat&quot;)" calcext:value-type="string">
            <text:p>("nut","beans","wheat")</text:p>
          </table:table-cell>
        </table:table-row>
        <table:table-row table:style-name="ro1">
          <table:table-cell table:style-name="Default"/>
          <table:table-cell office:value-type="string" calcext:value-type="string">
            <text:p>Grains 10</text:p>
          </table:table-cell>
          <table:table-cell table:number-matrix-columns-spanned="3" table:number-matrix-rows-spanned="1" table:formula="of:=FLATTENARRAY([.E5:.E7])" office:value-type="string" office:string-value="cashew" calcext:value-type="string">
            <text:p>cashew</text:p>
          </table:table-cell>
          <table:table-cell office:value-type="string" office:string-value="oatmeal" calcext:value-type="string">
            <text:p>oatmeal</text:p>
          </table:table-cell>
          <table:table-cell office:value-type="string" office:string-value="barley" calcext:value-type="string">
            <text:p>barley</text:p>
          </table:table-cell>
          <table:table-cell table:number-columns-repeated="3"/>
          <table:table-cell table:formula="of:=COM.MICROSOFT.CONCAT(&quot;(&quot;&quot;&quot;; COM.MICROSOFT.TEXTJOIN(&quot;&quot;&quot;,&quot;&quot;&quot;; 1; [.C10:.H10]); &quot;&quot;&quot;)&quot;)" office:value-type="string" office:string-value="(&quot;cashew&quot;,&quot;oatmeal&quot;,&quot;barley&quot;)" calcext:value-type="string">
            <text:p>("cashew","oatmeal","barley")</text:p>
          </table:table-cell>
        </table:table-row>
      </table:table>
      <table:table table:name="Entre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hili</text:p>
          </table:table-cell>
          <table:table-cell table:formula="of:=COM.MICROSOFT.CONCAT(&quot;Entrees &quot;; ROW())" office:value-type="string" office:string-value="Entrees 1" calcext:value-type="string">
            <text:p>Entrees 1</text:p>
          </table:table-cell>
          <table:table-cell table:number-matrix-columns-spanned="2" table:number-matrix-rows-spanned="1" table:formula="of:=SELECTRANDOM([.$A$1:.$A$10]; 2)" office:value-type="string" office:string-value="kabob" calcext:value-type="string">
            <text:p>kabob</text:p>
          </table:table-cell>
          <table:table-cell office:value-type="string" office:string-value="lasagna" calcext:value-type="string">
            <text:p>lasagna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kabob&quot;,&quot;lasagna&quot;)" calcext:value-type="string">
            <text:p>("kabob","lasagna")</text:p>
          </table:table-cell>
        </table:table-row>
        <table:table-row table:style-name="ro1">
          <table:table-cell office:value-type="string" calcext:value-type="string">
            <text:p>hotdog</text:p>
          </table:table-cell>
          <table:table-cell table:formula="of:=COM.MICROSOFT.CONCAT(&quot;Entrees &quot;; ROW())" office:value-type="string" office:string-value="Entrees 2" calcext:value-type="string">
            <text:p>Entrees 2</text:p>
          </table:table-cell>
          <table:table-cell table:number-matrix-columns-spanned="2" table:number-matrix-rows-spanned="1" table:formula="of:=SELECTRANDOM([.$A$1:.$A$10]; 2; [.$C$1:.$D1])" office:value-type="string" office:string-value="chili" calcext:value-type="string">
            <text:p>chili</text:p>
          </table:table-cell>
          <table:table-cell office:value-type="string" office:string-value="spaghetti" calcext:value-type="string">
            <text:p>spaghetti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chili&quot;,&quot;spaghetti&quot;)" calcext:value-type="string">
            <text:p>("chili","spaghetti")</text:p>
          </table:table-cell>
        </table:table-row>
        <table:table-row table:style-name="ro1">
          <table:table-cell office:value-type="string" calcext:value-type="string">
            <text:p>kabob</text:p>
          </table:table-cell>
          <table:table-cell table:formula="of:=COM.MICROSOFT.CONCAT(&quot;Entrees &quot;; ROW())" office:value-type="string" office:string-value="Entrees 3" calcext:value-type="string">
            <text:p>Entrees 3</text:p>
          </table:table-cell>
          <table:table-cell table:number-matrix-columns-spanned="2" table:number-matrix-rows-spanned="1" table:formula="of:=SELECTRANDOM([.$A$1:.$A$10]; 2; [.$C$1:.$D2])" office:value-type="string" office:string-value="macaroni" calcext:value-type="string">
            <text:p>macaroni</text:p>
          </table:table-cell>
          <table:table-cell office:value-type="string" office:string-value="hotdog" calcext:value-type="string">
            <text:p>hotdog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macaroni&quot;,&quot;hotdog&quot;)" calcext:value-type="string">
            <text:p>("macaroni","hotdog")</text:p>
          </table:table-cell>
        </table:table-row>
        <table:table-row table:style-name="ro1">
          <table:table-cell office:value-type="string" calcext:value-type="string">
            <text:p>lasagna</text:p>
          </table:table-cell>
          <table:table-cell table:formula="of:=COM.MICROSOFT.CONCAT(&quot;Entrees &quot;; ROW())" office:value-type="string" office:string-value="Entrees 4" calcext:value-type="string">
            <text:p>Entrees 4</text:p>
          </table:table-cell>
          <table:table-cell table:number-matrix-columns-spanned="2" table:number-matrix-rows-spanned="1" table:formula="of:=SELECTRANDOM([.$A$1:.$A$10]; 2; [.$C$1:.$D3])" office:value-type="string" office:string-value="soup" calcext:value-type="string">
            <text:p>soup</text:p>
          </table:table-cell>
          <table:table-cell office:value-type="string" office:string-value="ravioli" calcext:value-type="string">
            <text:p>ravioli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soup&quot;,&quot;ravioli&quot;)" calcext:value-type="string">
            <text:p>("soup","ravioli")</text:p>
          </table:table-cell>
        </table:table-row>
        <table:table-row table:style-name="ro1">
          <table:table-cell office:value-type="string" calcext:value-type="string">
            <text:p>macaroni</text:p>
          </table:table-cell>
          <table:table-cell table:formula="of:=COM.MICROSOFT.CONCAT(&quot;Entrees &quot;; ROW())" office:value-type="string" office:string-value="Entrees 5" calcext:value-type="string">
            <text:p>Entrees 5</text:p>
          </table:table-cell>
          <table:table-cell table:number-matrix-columns-spanned="2" table:number-matrix-rows-spanned="1" table:formula="of:=SELECTRANDOM([.$A$1:.$A$10]; 2; [.$C$1:.$D4])" office:value-type="string" office:string-value="noodle" calcext:value-type="string">
            <text:p>noodle</text:p>
          </table:table-cell>
          <table:table-cell office:value-type="string" office:string-value="taco" calcext:value-type="string">
            <text:p>taco</text:p>
          </table:table-cell>
          <table:table-cell table:number-columns-repeated="4"/>
          <table:table-cell table:formula="of:=COM.MICROSOFT.CONCAT(&quot;(&quot;&quot;&quot;; COM.MICROSOFT.TEXTJOIN(&quot;&quot;&quot;,&quot;&quot;&quot;; 1; [.C5:.H5]); &quot;&quot;&quot;)&quot;)" office:value-type="string" office:string-value="(&quot;noodle&quot;,&quot;taco&quot;)" calcext:value-type="string">
            <text:p>("noodle","taco")</text:p>
          </table:table-cell>
        </table:table-row>
        <table:table-row table:style-name="ro1">
          <table:table-cell office:value-type="string" calcext:value-type="string">
            <text:p>noodle</text:p>
          </table:table-cell>
          <table:table-cell table:formula="of:=COM.MICROSOFT.CONCAT(&quot;Entrees &quot;; ROW())" office:value-type="string" office:string-value="Entrees 6" calcext:value-type="string">
            <text:p>Entrees 6</text:p>
          </table:table-cell>
          <table:table-cell table:number-matrix-columns-spanned="4" table:number-matrix-rows-spanned="1" table:formula="of:=FLATTENARRAY([.C1:.D2])" office:value-type="string" office:string-value="kabob" calcext:value-type="string">
            <text:p>kabob</text:p>
          </table:table-cell>
          <table:table-cell office:value-type="string" office:string-value="lasagna" calcext:value-type="string">
            <text:p>lasagna</text:p>
          </table:table-cell>
          <table:table-cell office:value-type="string" office:string-value="chili" calcext:value-type="string">
            <text:p>chili</text:p>
          </table:table-cell>
          <table:table-cell office:value-type="string" office:string-value="spaghetti" calcext:value-type="string">
            <text:p>spaghetti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kabob&quot;,&quot;lasagna&quot;,&quot;chili&quot;,&quot;spaghetti&quot;)" calcext:value-type="string">
            <text:p>("kabob","lasagna","chili","spaghetti")</text:p>
          </table:table-cell>
        </table:table-row>
        <table:table-row table:style-name="ro1">
          <table:table-cell office:value-type="string" calcext:value-type="string">
            <text:p>ravioli</text:p>
          </table:table-cell>
          <table:table-cell table:formula="of:=COM.MICROSOFT.CONCAT(&quot;Entrees &quot;; ROW())" office:value-type="string" office:string-value="Entrees 7" calcext:value-type="string">
            <text:p>Entrees 7</text:p>
          </table:table-cell>
          <table:table-cell table:number-matrix-columns-spanned="4" table:number-matrix-rows-spanned="1" table:formula="of:=FLATTENARRAY([.C3:.D4])" office:value-type="string" office:string-value="macaroni" calcext:value-type="string">
            <text:p>macaroni</text:p>
          </table:table-cell>
          <table:table-cell office:value-type="string" office:string-value="hotdog" calcext:value-type="string">
            <text:p>hotdog</text:p>
          </table:table-cell>
          <table:table-cell office:value-type="string" office:string-value="soup" calcext:value-type="string">
            <text:p>soup</text:p>
          </table:table-cell>
          <table:table-cell office:value-type="string" office:string-value="ravioli" calcext:value-type="string">
            <text:p>ravioli</text:p>
          </table:table-cell>
          <table:table-cell table:number-columns-repeated="2"/>
          <table:table-cell table:formula="of:=COM.MICROSOFT.CONCAT(&quot;(&quot;&quot;&quot;; COM.MICROSOFT.TEXTJOIN(&quot;&quot;&quot;,&quot;&quot;&quot;; 1; [.C7:.H7]); &quot;&quot;&quot;)&quot;)" office:value-type="string" office:string-value="(&quot;macaroni&quot;,&quot;hotdog&quot;,&quot;soup&quot;,&quot;ravioli&quot;)" calcext:value-type="string">
            <text:p>("macaroni","hotdog","soup","ravioli")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formula="of:=COM.MICROSOFT.CONCAT(&quot;Entrees &quot;; ROW())" office:value-type="string" office:string-value="Entrees 8" calcext:value-type="string">
            <text:p>Entrees 8</text:p>
          </table:table-cell>
          <table:table-cell table:number-matrix-columns-spanned="4" table:number-matrix-rows-spanned="1" table:formula="of:=FLATTENARRAY([.C5:.D6])" office:value-type="string" office:string-value="noodle" calcext:value-type="string">
            <text:p>noodle</text:p>
          </table:table-cell>
          <table:table-cell office:value-type="string" office:string-value="taco" calcext:value-type="string">
            <text:p>taco</text:p>
          </table:table-cell>
          <table:table-cell office:value-type="string" office:string-value="kabob" calcext:value-type="string">
            <text:p>kabob</text:p>
          </table:table-cell>
          <table:table-cell office:value-type="string" office:string-value="lasagna" calcext:value-type="string">
            <text:p>lasagna</text:p>
          </table:table-cell>
          <table:table-cell table:number-columns-repeated="2"/>
          <table:table-cell table:formula="of:=COM.MICROSOFT.CONCAT(&quot;(&quot;&quot;&quot;; COM.MICROSOFT.TEXTJOIN(&quot;&quot;&quot;,&quot;&quot;&quot;; 1; [.C8:.H8]); &quot;&quot;&quot;)&quot;)" office:value-type="string" office:string-value="(&quot;noodle&quot;,&quot;taco&quot;,&quot;kabob&quot;,&quot;lasagna&quot;)" calcext:value-type="string">
            <text:p>("noodle","taco","kabob","lasagna")</text:p>
          </table:table-cell>
        </table:table-row>
        <table:table-row table:style-name="ro1">
          <table:table-cell office:value-type="string" calcext:value-type="string">
            <text:p>spaghetti</text:p>
          </table:table-cell>
          <table:table-cell table:formula="of:=COM.MICROSOFT.CONCAT(&quot;Entrees &quot;; ROW())" office:value-type="string" office:string-value="Entrees 9" calcext:value-type="string">
            <text:p>Entrees 9</text:p>
          </table:table-cell>
          <table:table-cell table:number-matrix-columns-spanned="4" table:number-matrix-rows-spanned="1" table:formula="of:=FLATTENARRAY([.C7:.D8])" office:value-type="string" office:string-value="macaroni" calcext:value-type="string">
            <text:p>macaroni</text:p>
          </table:table-cell>
          <table:table-cell office:value-type="string" office:string-value="hotdog" calcext:value-type="string">
            <text:p>hotdog</text:p>
          </table:table-cell>
          <table:table-cell office:value-type="string" office:string-value="noodle" calcext:value-type="string">
            <text:p>noodle</text:p>
          </table:table-cell>
          <table:table-cell office:value-type="string" office:string-value="taco" calcext:value-type="string">
            <text:p>taco</text:p>
          </table:table-cell>
          <table:table-cell table:number-columns-repeated="2"/>
          <table:table-cell table:formula="of:=COM.MICROSOFT.CONCAT(&quot;(&quot;&quot;&quot;; COM.MICROSOFT.TEXTJOIN(&quot;&quot;&quot;,&quot;&quot;&quot;; 1; [.C9:.H9]); &quot;&quot;&quot;)&quot;)" office:value-type="string" office:string-value="(&quot;macaroni&quot;,&quot;hotdog&quot;,&quot;noodle&quot;,&quot;taco&quot;)" calcext:value-type="string">
            <text:p>("macaroni","hotdog","noodle","taco")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table:formula="of:=COM.MICROSOFT.CONCAT(&quot;Entrees &quot;; ROW())" office:value-type="string" office:string-value="Entrees 10" calcext:value-type="string">
            <text:p>Entrees 10</text:p>
          </table:table-cell>
          <table:table-cell table:number-matrix-columns-spanned="4" table:number-matrix-rows-spanned="1" table:formula="of:=FLATTENARRAY([.C6:.C9])" office:value-type="string" office:string-value="kabob" calcext:value-type="string">
            <text:p>kabob</text:p>
          </table:table-cell>
          <table:table-cell office:value-type="string" office:string-value="macaroni" calcext:value-type="string">
            <text:p>macaroni</text:p>
          </table:table-cell>
          <table:table-cell office:value-type="string" office:string-value="noodle" calcext:value-type="string">
            <text:p>noodle</text:p>
          </table:table-cell>
          <table:table-cell office:value-type="string" office:string-value="macaroni" calcext:value-type="string">
            <text:p>macaroni</text:p>
          </table:table-cell>
          <table:table-cell table:number-columns-repeated="2"/>
          <table:table-cell table:formula="of:=COM.MICROSOFT.CONCAT(&quot;(&quot;&quot;&quot;; COM.MICROSOFT.TEXTJOIN(&quot;&quot;&quot;,&quot;&quot;&quot;; 1; [.C10:.H10]); &quot;&quot;&quot;)&quot;)" office:value-type="string" office:string-value="(&quot;kabob&quot;,&quot;macaroni&quot;,&quot;noodle&quot;,&quot;macaroni&quot;)" calcext:value-type="string">
            <text:p>("kabob","macaroni","noodle","macaroni")</text:p>
          </table:table-cell>
        </table:table-row>
        <table:table-row table:style-name="ro1">
          <table:table-cell table:style-name="Default"/>
          <table:table-cell table:formula="of:=COM.MICROSOFT.CONCAT(&quot;Entrees &quot;; ROW())" office:value-type="string" office:string-value="Entrees 11" calcext:value-type="string">
            <text:p>Entrees 11</text:p>
          </table:table-cell>
          <table:table-cell table:number-matrix-columns-spanned="4" table:number-matrix-rows-spanned="1" table:formula="of:=FLATTENARRAY([.D6:.D9])" office:value-type="string" office:string-value="lasagna" calcext:value-type="string">
            <text:p>lasagna</text:p>
          </table:table-cell>
          <table:table-cell office:value-type="string" office:string-value="hotdog" calcext:value-type="string">
            <text:p>hotdog</text:p>
          </table:table-cell>
          <table:table-cell office:value-type="string" office:string-value="taco" calcext:value-type="string">
            <text:p>taco</text:p>
          </table:table-cell>
          <table:table-cell office:value-type="string" office:string-value="hotdog" calcext:value-type="string">
            <text:p>hotdog</text:p>
          </table:table-cell>
          <table:table-cell table:number-columns-repeated="2"/>
          <table:table-cell table:formula="of:=COM.MICROSOFT.CONCAT(&quot;(&quot;&quot;&quot;; COM.MICROSOFT.TEXTJOIN(&quot;&quot;&quot;,&quot;&quot;&quot;; 1; [.C11:.H11]); &quot;&quot;&quot;)&quot;)" office:value-type="string" office:string-value="(&quot;lasagna&quot;,&quot;hotdog&quot;,&quot;taco&quot;,&quot;hotdog&quot;)" calcext:value-type="string">
            <text:p>("lasagna","hotdog","taco","hotdog")</text:p>
          </table:table-cell>
        </table:table-row>
        <table:table-row table:style-name="ro1">
          <table:table-cell table:style-name="Default"/>
          <table:table-cell table:formula="of:=COM.MICROSOFT.CONCAT(&quot;Entrees &quot;; ROW())" office:value-type="string" office:string-value="Entrees 12" calcext:value-type="string">
            <text:p>Entrees 12</text:p>
          </table:table-cell>
          <table:table-cell table:number-matrix-columns-spanned="4" table:number-matrix-rows-spanned="1" table:formula="of:=FLATTENARRAY([.E6:.E9])" office:value-type="string" office:string-value="chili" calcext:value-type="string">
            <text:p>chili</text:p>
          </table:table-cell>
          <table:table-cell office:value-type="string" office:string-value="soup" calcext:value-type="string">
            <text:p>soup</text:p>
          </table:table-cell>
          <table:table-cell office:value-type="string" office:string-value="kabob" calcext:value-type="string">
            <text:p>kabob</text:p>
          </table:table-cell>
          <table:table-cell office:value-type="string" office:string-value="noodle" calcext:value-type="string">
            <text:p>noodle</text:p>
          </table:table-cell>
          <table:table-cell table:number-columns-repeated="2"/>
          <table:table-cell table:formula="of:=COM.MICROSOFT.CONCAT(&quot;(&quot;&quot;&quot;; COM.MICROSOFT.TEXTJOIN(&quot;&quot;&quot;,&quot;&quot;&quot;; 1; [.C12:.H12]); &quot;&quot;&quot;)&quot;)" office:value-type="string" office:string-value="(&quot;chili&quot;,&quot;soup&quot;,&quot;kabob&quot;,&quot;noodle&quot;)" calcext:value-type="string">
            <text:p>("chili","soup","kabob","noodle")</text:p>
          </table:table-cell>
        </table:table-row>
        <table:table-row table:style-name="ro1">
          <table:table-cell table:style-name="Default"/>
          <table:table-cell table:formula="of:=COM.MICROSOFT.CONCAT(&quot;Entrees &quot;; ROW())" office:value-type="string" office:string-value="Entrees 13" calcext:value-type="string">
            <text:p>Entrees 13</text:p>
          </table:table-cell>
          <table:table-cell table:number-matrix-columns-spanned="4" table:number-matrix-rows-spanned="1" table:formula="of:=FLATTENARRAY([.F6:.F9])" office:value-type="string" office:string-value="spaghetti" calcext:value-type="string">
            <text:p>spaghetti</text:p>
          </table:table-cell>
          <table:table-cell office:value-type="string" office:string-value="ravioli" calcext:value-type="string">
            <text:p>ravioli</text:p>
          </table:table-cell>
          <table:table-cell office:value-type="string" office:string-value="lasagna" calcext:value-type="string">
            <text:p>lasagna</text:p>
          </table:table-cell>
          <table:table-cell office:value-type="string" office:string-value="taco" calcext:value-type="string">
            <text:p>taco</text:p>
          </table:table-cell>
          <table:table-cell table:number-columns-repeated="2"/>
          <table:table-cell table:formula="of:=COM.MICROSOFT.CONCAT(&quot;(&quot;&quot;&quot;; COM.MICROSOFT.TEXTJOIN(&quot;&quot;&quot;,&quot;&quot;&quot;; 1; [.C13:.H13]); &quot;&quot;&quot;)&quot;)" office:value-type="string" office:string-value="(&quot;spaghetti&quot;,&quot;ravioli&quot;,&quot;lasagna&quot;,&quot;taco&quot;)" calcext:value-type="string">
            <text:p>("spaghetti","ravioli","lasagna","taco")</text:p>
          </table:table-cell>
        </table:table-row>
      </table:table>
      <table:table table:name="Spice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ill</text:p>
          </table:table-cell>
          <table:table-cell table:formula="of:=COM.MICROSOFT.CONCAT(&quot;Spices &quot;; ROW())" office:value-type="string" office:string-value="Spices 1" calcext:value-type="string">
            <text:p>Spices 1</text:p>
          </table:table-cell>
          <table:table-cell table:number-matrix-columns-spanned="2" table:number-matrix-rows-spanned="1" table:formula="of:=SELECTRANDOM([.$A$1:.$A$10]; 2)" office:value-type="string" office:string-value="pepper" calcext:value-type="string">
            <text:p>pepper</text:p>
          </table:table-cell>
          <table:table-cell office:value-type="string" office:string-value="nutmeg" calcext:value-type="string">
            <text:p>nutmeg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pepper&quot;,&quot;nutmeg&quot;)" calcext:value-type="string">
            <text:p>("pepper","nutmeg")</text:p>
          </table:table-cell>
        </table:table-row>
        <table:table-row table:style-name="ro1">
          <table:table-cell office:value-type="string" calcext:value-type="string">
            <text:p>fennel</text:p>
          </table:table-cell>
          <table:table-cell table:formula="of:=COM.MICROSOFT.CONCAT(&quot;Spices &quot;; ROW())" office:value-type="string" office:string-value="Spices 2" calcext:value-type="string">
            <text:p>Spices 2</text:p>
          </table:table-cell>
          <table:table-cell table:number-matrix-columns-spanned="2" table:number-matrix-rows-spanned="1" table:formula="of:=SELECTRANDOM([.$A$1:.$A$10]; 2; [.$C$1:.$D1])" office:value-type="string" office:string-value="fennel" calcext:value-type="string">
            <text:p>fennel</text:p>
          </table:table-cell>
          <table:table-cell office:value-type="string" office:string-value="garlic" calcext:value-type="string">
            <text:p>garlic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fennel&quot;,&quot;garlic&quot;)" calcext:value-type="string">
            <text:p>("fennel","garlic")</text:p>
          </table:table-cell>
        </table:table-row>
        <table:table-row table:style-name="ro1">
          <table:table-cell office:value-type="string" calcext:value-type="string">
            <text:p>garlic</text:p>
          </table:table-cell>
          <table:table-cell table:formula="of:=COM.MICROSOFT.CONCAT(&quot;Spices &quot;; ROW())" office:value-type="string" office:string-value="Spices 3" calcext:value-type="string">
            <text:p>Spices 3</text:p>
          </table:table-cell>
          <table:table-cell table:number-matrix-columns-spanned="2" table:number-matrix-rows-spanned="1" table:formula="of:=SELECTRANDOM([.$A$1:.$A$10]; 2; [.$C$1:.$D2])" office:value-type="string" office:string-value="dill" calcext:value-type="string">
            <text:p>dill</text:p>
          </table:table-cell>
          <table:table-cell office:value-type="string" office:string-value="mint" calcext:value-type="string">
            <text:p>mint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dill&quot;,&quot;mint&quot;)" calcext:value-type="string">
            <text:p>("dill","mint")</text:p>
          </table:table-cell>
        </table:table-row>
        <table:table-row table:style-name="ro1">
          <table:table-cell office:value-type="string" calcext:value-type="string">
            <text:p>mint</text:p>
          </table:table-cell>
          <table:table-cell table:formula="of:=COM.MICROSOFT.CONCAT(&quot;Spices &quot;; ROW())" office:value-type="string" office:string-value="Spices 4" calcext:value-type="string">
            <text:p>Spices 4</text:p>
          </table:table-cell>
          <table:table-cell table:number-matrix-columns-spanned="2" table:number-matrix-rows-spanned="1" table:formula="of:=SELECTRANDOM([.$A$1:.$A$10]; 2; [.$C$1:.$D3])" office:value-type="string" office:string-value="salt" calcext:value-type="string">
            <text:p>salt</text:p>
          </table:table-cell>
          <table:table-cell office:value-type="string" office:string-value="sugar" calcext:value-type="string">
            <text:p>sugar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salt&quot;,&quot;sugar&quot;)" calcext:value-type="string">
            <text:p>("salt","sugar")</text:p>
          </table:table-cell>
        </table:table-row>
        <table:table-row table:style-name="ro1">
          <table:table-cell office:value-type="string" calcext:value-type="string">
            <text:p>nutmeg</text:p>
          </table:table-cell>
          <table:table-cell table:formula="of:=COM.MICROSOFT.CONCAT(&quot;Spices &quot;; ROW())" office:value-type="string" office:string-value="Spices 5" calcext:value-type="string">
            <text:p>Spices 5</text:p>
          </table:table-cell>
          <table:table-cell table:number-matrix-columns-spanned="2" table:number-matrix-rows-spanned="1" table:formula="of:=SELECTRANDOM([.$A$1:.$A$10]; 2; [.$C$1:.$D4])" office:value-type="string" office:string-value="vanilla" calcext:value-type="string">
            <text:p>vanilla</text:p>
          </table:table-cell>
          <table:table-cell office:value-type="string" office:string-value="vinegar" calcext:value-type="string">
            <text:p>vinegar</text:p>
          </table:table-cell>
          <table:table-cell table:number-columns-repeated="4"/>
          <table:table-cell table:formula="of:=COM.MICROSOFT.CONCAT(&quot;(&quot;&quot;&quot;; COM.MICROSOFT.TEXTJOIN(&quot;&quot;&quot;,&quot;&quot;&quot;; 1; [.C5:.H5]); &quot;&quot;&quot;)&quot;)" office:value-type="string" office:string-value="(&quot;vanilla&quot;,&quot;vinegar&quot;)" calcext:value-type="string">
            <text:p>("vanilla","vinegar")</text:p>
          </table:table-cell>
        </table:table-row>
        <table:table-row table:style-name="ro1">
          <table:table-cell office:value-type="string" calcext:value-type="string">
            <text:p>pepper</text:p>
          </table:table-cell>
          <table:table-cell table:formula="of:=COM.MICROSOFT.CONCAT(&quot;Spices &quot;; ROW())" office:value-type="string" office:string-value="Spices 6" calcext:value-type="string">
            <text:p>Spices 6</text:p>
          </table:table-cell>
          <table:table-cell table:number-matrix-columns-spanned="4" table:number-matrix-rows-spanned="1" table:formula="of:=FLATTENARRAY([.C1:.D2])" office:value-type="string" office:string-value="pepper" calcext:value-type="string">
            <text:p>pepper</text:p>
          </table:table-cell>
          <table:table-cell office:value-type="string" office:string-value="nutmeg" calcext:value-type="string">
            <text:p>nutmeg</text:p>
          </table:table-cell>
          <table:table-cell office:value-type="string" office:string-value="fennel" calcext:value-type="string">
            <text:p>fennel</text:p>
          </table:table-cell>
          <table:table-cell office:value-type="string" office:string-value="garlic" calcext:value-type="string">
            <text:p>garlic</text:p>
          </table:table-cell>
          <table:table-cell table:number-columns-repeated="2"/>
          <table:table-cell table:formula="of:=COM.MICROSOFT.CONCAT(&quot;(&quot;&quot;&quot;; COM.MICROSOFT.TEXTJOIN(&quot;&quot;&quot;,&quot;&quot;&quot;; 1; [.C6:.H6]); &quot;&quot;&quot;)&quot;)" office:value-type="string" office:string-value="(&quot;pepper&quot;,&quot;nutmeg&quot;,&quot;fennel&quot;,&quot;garlic&quot;)" calcext:value-type="string">
            <text:p>("pepper","nutmeg","fennel","garlic")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table:formula="of:=COM.MICROSOFT.CONCAT(&quot;Spices &quot;; ROW())" office:value-type="string" office:string-value="Spices 7" calcext:value-type="string">
            <text:p>Spices 7</text:p>
          </table:table-cell>
          <table:table-cell table:number-matrix-columns-spanned="4" table:number-matrix-rows-spanned="1" table:formula="of:=FLATTENARRAY([.C3:.D4])" office:value-type="string" office:string-value="dill" calcext:value-type="string">
            <text:p>dill</text:p>
          </table:table-cell>
          <table:table-cell office:value-type="string" office:string-value="mint" calcext:value-type="string">
            <text:p>mint</text:p>
          </table:table-cell>
          <table:table-cell office:value-type="string" office:string-value="salt" calcext:value-type="string">
            <text:p>salt</text:p>
          </table:table-cell>
          <table:table-cell office:value-type="string" office:string-value="sugar" calcext:value-type="string">
            <text:p>sugar</text:p>
          </table:table-cell>
          <table:table-cell table:number-columns-repeated="2"/>
          <table:table-cell table:formula="of:=COM.MICROSOFT.CONCAT(&quot;(&quot;&quot;&quot;; COM.MICROSOFT.TEXTJOIN(&quot;&quot;&quot;,&quot;&quot;&quot;; 1; [.C7:.H7]); &quot;&quot;&quot;)&quot;)" office:value-type="string" office:string-value="(&quot;dill&quot;,&quot;mint&quot;,&quot;salt&quot;,&quot;sugar&quot;)" calcext:value-type="string">
            <text:p>("dill","mint","salt","sugar")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table:formula="of:=COM.MICROSOFT.CONCAT(&quot;Spices &quot;; ROW())" office:value-type="string" office:string-value="Spices 8" calcext:value-type="string">
            <text:p>Spices 8</text:p>
          </table:table-cell>
          <table:table-cell table:number-matrix-columns-spanned="4" table:number-matrix-rows-spanned="1" table:formula="of:=FLATTENARRAY([.C5:.D6])" office:value-type="string" office:string-value="vanilla" calcext:value-type="string">
            <text:p>vanilla</text:p>
          </table:table-cell>
          <table:table-cell office:value-type="string" office:string-value="vinegar" calcext:value-type="string">
            <text:p>vinegar</text:p>
          </table:table-cell>
          <table:table-cell office:value-type="string" office:string-value="pepper" calcext:value-type="string">
            <text:p>pepper</text:p>
          </table:table-cell>
          <table:table-cell office:value-type="string" office:string-value="nutmeg" calcext:value-type="string">
            <text:p>nutmeg</text:p>
          </table:table-cell>
          <table:table-cell table:number-columns-repeated="2"/>
          <table:table-cell table:formula="of:=COM.MICROSOFT.CONCAT(&quot;(&quot;&quot;&quot;; COM.MICROSOFT.TEXTJOIN(&quot;&quot;&quot;,&quot;&quot;&quot;; 1; [.C8:.H8]); &quot;&quot;&quot;)&quot;)" office:value-type="string" office:string-value="(&quot;vanilla&quot;,&quot;vinegar&quot;,&quot;pepper&quot;,&quot;nutmeg&quot;)" calcext:value-type="string">
            <text:p>("vanilla","vinegar","pepper","nutmeg")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table:formula="of:=COM.MICROSOFT.CONCAT(&quot;Spices &quot;; ROW())" office:value-type="string" office:string-value="Spices 9" calcext:value-type="string">
            <text:p>Spices 9</text:p>
          </table:table-cell>
          <table:table-cell table:number-matrix-columns-spanned="4" table:number-matrix-rows-spanned="1" table:formula="of:=FLATTENARRAY([.C7:.D8])" office:value-type="string" office:string-value="dill" calcext:value-type="string">
            <text:p>dill</text:p>
          </table:table-cell>
          <table:table-cell office:value-type="string" office:string-value="mint" calcext:value-type="string">
            <text:p>mint</text:p>
          </table:table-cell>
          <table:table-cell office:value-type="string" office:string-value="vanilla" calcext:value-type="string">
            <text:p>vanilla</text:p>
          </table:table-cell>
          <table:table-cell office:value-type="string" office:string-value="vinegar" calcext:value-type="string">
            <text:p>vinegar</text:p>
          </table:table-cell>
          <table:table-cell table:number-columns-repeated="2"/>
          <table:table-cell table:formula="of:=COM.MICROSOFT.CONCAT(&quot;(&quot;&quot;&quot;; COM.MICROSOFT.TEXTJOIN(&quot;&quot;&quot;,&quot;&quot;&quot;; 1; [.C9:.H9]); &quot;&quot;&quot;)&quot;)" office:value-type="string" office:string-value="(&quot;dill&quot;,&quot;mint&quot;,&quot;vanilla&quot;,&quot;vinegar&quot;)" calcext:value-type="string">
            <text:p>("dill","mint","vanilla","vinegar")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table:formula="of:=COM.MICROSOFT.CONCAT(&quot;Spices &quot;; ROW())" office:value-type="string" office:string-value="Spices 10" calcext:value-type="string">
            <text:p>Spices 10</text:p>
          </table:table-cell>
          <table:table-cell table:number-matrix-columns-spanned="4" table:number-matrix-rows-spanned="1" table:formula="of:=FLATTENARRAY([.C6:.C9])" office:value-type="string" office:string-value="pepper" calcext:value-type="string">
            <text:p>pepper</text:p>
          </table:table-cell>
          <table:table-cell office:value-type="string" office:string-value="dill" calcext:value-type="string">
            <text:p>dill</text:p>
          </table:table-cell>
          <table:table-cell office:value-type="string" office:string-value="vanilla" calcext:value-type="string">
            <text:p>vanilla</text:p>
          </table:table-cell>
          <table:table-cell office:value-type="string" office:string-value="dill" calcext:value-type="string">
            <text:p>dill</text:p>
          </table:table-cell>
          <table:table-cell table:number-columns-repeated="2"/>
          <table:table-cell table:formula="of:=COM.MICROSOFT.CONCAT(&quot;(&quot;&quot;&quot;; COM.MICROSOFT.TEXTJOIN(&quot;&quot;&quot;,&quot;&quot;&quot;; 1; [.C10:.H10]); &quot;&quot;&quot;)&quot;)" office:value-type="string" office:string-value="(&quot;pepper&quot;,&quot;dill&quot;,&quot;vanilla&quot;,&quot;dill&quot;)" calcext:value-type="string">
            <text:p>("pepper","dill","vanilla","dill")</text:p>
          </table:table-cell>
        </table:table-row>
        <table:table-row table:style-name="ro1">
          <table:table-cell table:style-name="Default"/>
          <table:table-cell table:formula="of:=COM.MICROSOFT.CONCAT(&quot;Spices &quot;; ROW())" office:value-type="string" office:string-value="Spices 11" calcext:value-type="string">
            <text:p>Spices 11</text:p>
          </table:table-cell>
          <table:table-cell table:number-matrix-columns-spanned="4" table:number-matrix-rows-spanned="1" table:formula="of:=FLATTENARRAY([.D6:.D9])" office:value-type="string" office:string-value="nutmeg" calcext:value-type="string">
            <text:p>nutmeg</text:p>
          </table:table-cell>
          <table:table-cell office:value-type="string" office:string-value="mint" calcext:value-type="string">
            <text:p>mint</text:p>
          </table:table-cell>
          <table:table-cell office:value-type="string" office:string-value="vinegar" calcext:value-type="string">
            <text:p>vinegar</text:p>
          </table:table-cell>
          <table:table-cell office:value-type="string" office:string-value="mint" calcext:value-type="string">
            <text:p>mint</text:p>
          </table:table-cell>
          <table:table-cell table:number-columns-repeated="2"/>
          <table:table-cell table:formula="of:=COM.MICROSOFT.CONCAT(&quot;(&quot;&quot;&quot;; COM.MICROSOFT.TEXTJOIN(&quot;&quot;&quot;,&quot;&quot;&quot;; 1; [.C11:.H11]); &quot;&quot;&quot;)&quot;)" office:value-type="string" office:string-value="(&quot;nutmeg&quot;,&quot;mint&quot;,&quot;vinegar&quot;,&quot;mint&quot;)" calcext:value-type="string">
            <text:p>("nutmeg","mint","vinegar","mint")</text:p>
          </table:table-cell>
        </table:table-row>
        <table:table-row table:style-name="ro1">
          <table:table-cell table:style-name="Default"/>
          <table:table-cell table:formula="of:=COM.MICROSOFT.CONCAT(&quot;Spices &quot;; ROW())" office:value-type="string" office:string-value="Spices 12" calcext:value-type="string">
            <text:p>Spices 12</text:p>
          </table:table-cell>
          <table:table-cell table:number-matrix-columns-spanned="4" table:number-matrix-rows-spanned="1" table:formula="of:=FLATTENARRAY([.E6:.E9])" office:value-type="string" office:string-value="fennel" calcext:value-type="string">
            <text:p>fennel</text:p>
          </table:table-cell>
          <table:table-cell office:value-type="string" office:string-value="salt" calcext:value-type="string">
            <text:p>salt</text:p>
          </table:table-cell>
          <table:table-cell office:value-type="string" office:string-value="pepper" calcext:value-type="string">
            <text:p>pepper</text:p>
          </table:table-cell>
          <table:table-cell office:value-type="string" office:string-value="vanilla" calcext:value-type="string">
            <text:p>vanilla</text:p>
          </table:table-cell>
          <table:table-cell table:number-columns-repeated="2"/>
          <table:table-cell table:formula="of:=COM.MICROSOFT.CONCAT(&quot;(&quot;&quot;&quot;; COM.MICROSOFT.TEXTJOIN(&quot;&quot;&quot;,&quot;&quot;&quot;; 1; [.C12:.H12]); &quot;&quot;&quot;)&quot;)" office:value-type="string" office:string-value="(&quot;fennel&quot;,&quot;salt&quot;,&quot;pepper&quot;,&quot;vanilla&quot;)" calcext:value-type="string">
            <text:p>("fennel","salt","pepper","vanilla")</text:p>
          </table:table-cell>
        </table:table-row>
        <table:table-row table:style-name="ro1">
          <table:table-cell table:style-name="Default"/>
          <table:table-cell table:formula="of:=COM.MICROSOFT.CONCAT(&quot;Spices &quot;; ROW())" office:value-type="string" office:string-value="Spices 13" calcext:value-type="string">
            <text:p>Spices 13</text:p>
          </table:table-cell>
          <table:table-cell table:number-matrix-columns-spanned="4" table:number-matrix-rows-spanned="1" table:formula="of:=FLATTENARRAY([.F6:.F9])" office:value-type="string" office:string-value="garlic" calcext:value-type="string">
            <text:p>garlic</text:p>
          </table:table-cell>
          <table:table-cell office:value-type="string" office:string-value="sugar" calcext:value-type="string">
            <text:p>sugar</text:p>
          </table:table-cell>
          <table:table-cell office:value-type="string" office:string-value="nutmeg" calcext:value-type="string">
            <text:p>nutmeg</text:p>
          </table:table-cell>
          <table:table-cell office:value-type="string" office:string-value="vinegar" calcext:value-type="string">
            <text:p>vinegar</text:p>
          </table:table-cell>
          <table:table-cell table:number-columns-repeated="2"/>
          <table:table-cell table:formula="of:=COM.MICROSOFT.CONCAT(&quot;(&quot;&quot;&quot;; COM.MICROSOFT.TEXTJOIN(&quot;&quot;&quot;,&quot;&quot;&quot;; 1; [.C13:.H13]); &quot;&quot;&quot;)&quot;)" office:value-type="string" office:string-value="(&quot;garlic&quot;,&quot;sugar&quot;,&quot;nutmeg&quot;,&quot;vinegar&quot;)" calcext:value-type="string">
            <text:p>("garlic","sugar","nutmeg","vinegar")</text:p>
          </table:table-cell>
        </table:table-row>
      </table:table>
      <table:table table:name="Breakfast" table:style-name="ta1">
        <office:forms form:automatic-focus="false" form:apply-design-mode="false"/>
        <table:table-column table:style-name="co2" table:default-cell-style-name="ce3"/>
        <table:table-column table:style-name="co2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ffee</text:p>
          </table:table-cell>
          <table:table-cell table:formula="of:=COM.MICROSOFT.CONCAT(&quot;Breakfast &quot;; ROW())" office:value-type="string" office:string-value="Breakfast 1" calcext:value-type="string">
            <text:p>Breakfast 1</text:p>
          </table:table-cell>
          <table:table-cell table:number-matrix-columns-spanned="2" table:number-matrix-rows-spanned="1" table:formula="of:=SELECTRANDOM([.$A$1:.$A$12]; 2)" office:value-type="string" office:string-value="English muffin" calcext:value-type="string">
            <text:p>English muffin</text:p>
          </table:table-cell>
          <table:table-cell office:value-type="string" office:string-value="tea" calcext:value-type="string">
            <text:p>tea</text:p>
          </table:table-cell>
          <table:table-cell table:number-columns-repeated="4"/>
          <table:table-cell table:formula="of:=COM.MICROSOFT.CONCAT(&quot;(&quot;&quot;&quot;; COM.MICROSOFT.TEXTJOIN(&quot;&quot;&quot;,&quot;&quot;&quot;; 1; [.C1:.H1]); &quot;&quot;&quot;)&quot;)" office:value-type="string" office:string-value="(&quot;English muffin&quot;,&quot;tea&quot;)" calcext:value-type="string">
            <text:p>("English muffin","tea")</text:p>
          </table:table-cell>
        </table:table-row>
        <table:table-row table:style-name="ro1">
          <table:table-cell office:value-type="string" calcext:value-type="string">
            <text:p>English muffin</text:p>
          </table:table-cell>
          <table:table-cell table:formula="of:=COM.MICROSOFT.CONCAT(&quot;Breakfast &quot;; ROW())" office:value-type="string" office:string-value="Breakfast 2" calcext:value-type="string">
            <text:p>Breakfast 2</text:p>
          </table:table-cell>
          <table:table-cell table:number-matrix-columns-spanned="2" table:number-matrix-rows-spanned="1" table:formula="of:=SELECTRANDOM([.$A$1:.$A$12]; 2; [.$C$1:.$D1])" office:value-type="string" office:string-value="grapefruit" calcext:value-type="string">
            <text:p>grapefruit</text:p>
          </table:table-cell>
          <table:table-cell office:value-type="string" office:string-value="orange" calcext:value-type="string">
            <text:p>orange</text:p>
          </table:table-cell>
          <table:table-cell table:number-columns-repeated="4"/>
          <table:table-cell table:formula="of:=COM.MICROSOFT.CONCAT(&quot;(&quot;&quot;&quot;; COM.MICROSOFT.TEXTJOIN(&quot;&quot;&quot;,&quot;&quot;&quot;; 1; [.C2:.H2]); &quot;&quot;&quot;)&quot;)" office:value-type="string" office:string-value="(&quot;grapefruit&quot;,&quot;orange&quot;)" calcext:value-type="string">
            <text:p>("grapefruit","orange")</text:p>
          </table:table-cell>
        </table:table-row>
        <table:table-row table:style-name="ro1">
          <table:table-cell office:value-type="string" calcext:value-type="string">
            <text:p>espresso</text:p>
          </table:table-cell>
          <table:table-cell table:formula="of:=COM.MICROSOFT.CONCAT(&quot;Breakfast &quot;; ROW())" office:value-type="string" office:string-value="Breakfast 3" calcext:value-type="string">
            <text:p>Breakfast 3</text:p>
          </table:table-cell>
          <table:table-cell table:number-matrix-columns-spanned="2" table:number-matrix-rows-spanned="1" table:formula="of:=SELECTRANDOM([.$A$1:.$A$12]; 2; [.$C$1:.$D2])" office:value-type="string" office:string-value="milk" calcext:value-type="string">
            <text:p>milk</text:p>
          </table:table-cell>
          <table:table-cell office:value-type="string" office:string-value="oatmeal" calcext:value-type="string">
            <text:p>oatmeal</text:p>
          </table:table-cell>
          <table:table-cell table:number-columns-repeated="4"/>
          <table:table-cell table:formula="of:=COM.MICROSOFT.CONCAT(&quot;(&quot;&quot;&quot;; COM.MICROSOFT.TEXTJOIN(&quot;&quot;&quot;,&quot;&quot;&quot;; 1; [.C3:.H3]); &quot;&quot;&quot;)&quot;)" office:value-type="string" office:string-value="(&quot;milk&quot;,&quot;oatmeal&quot;)" calcext:value-type="string">
            <text:p>("milk","oatmeal")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table:formula="of:=COM.MICROSOFT.CONCAT(&quot;Breakfast &quot;; ROW())" office:value-type="string" office:string-value="Breakfast 4" calcext:value-type="string">
            <text:p>Breakfast 4</text:p>
          </table:table-cell>
          <table:table-cell table:number-matrix-columns-spanned="2" table:number-matrix-rows-spanned="1" table:formula="of:=SELECTRANDOM([.$A$1:.$A$12]; 2; [.$C$1:.$D3])" office:value-type="string" office:string-value="coffee" calcext:value-type="string">
            <text:p>coffee</text:p>
          </table:table-cell>
          <table:table-cell office:value-type="string" office:string-value="waffle" calcext:value-type="string">
            <text:p>waffle</text:p>
          </table:table-cell>
          <table:table-cell table:number-columns-repeated="4"/>
          <table:table-cell table:formula="of:=COM.MICROSOFT.CONCAT(&quot;(&quot;&quot;&quot;; COM.MICROSOFT.TEXTJOIN(&quot;&quot;&quot;,&quot;&quot;&quot;; 1; [.C4:.H4]); &quot;&quot;&quot;)&quot;)" office:value-type="string" office:string-value="(&quot;coffee&quot;,&quot;waffle&quot;)" calcext:value-type="string">
            <text:p>("coffee","waffle")</text:p>
          </table:table-cell>
        </table:table-row>
        <table:table-row table:style-name="ro1">
          <table:table-cell office:value-type="string" calcext:value-type="string">
            <text:p>grapefruit</text:p>
          </table:table-cell>
          <table:table-cell table:formula="of:=COM.MICROSOFT.CONCAT(&quot;Breakfast &quot;; ROW())" office:value-type="string" office:string-value="Breakfast 5" calcext:value-type="string">
            <text:p>Breakfast 5</text:p>
          </table:table-cell>
          <table:table-cell table:number-matrix-columns-spanned="2" table:number-matrix-rows-spanned="1" table:formula="of:=SELECTRANDOM([.$A$1:.$A$12]; 2; [.$C$1:.$D4])" office:value-type="string" office:string-value="fruit" calcext:value-type="string">
            <text:p>fruit</text:p>
          </table:table-cell>
          <table:table-cell office:value-type="string" office:string-value="espresso" calcext:value-type="string">
            <text:p>espresso</text:p>
          </table:table-cell>
          <table:table-cell table:number-columns-repeated="4"/>
          <table:table-cell table:formula="of:=COM.MICROSOFT.CONCAT(&quot;(&quot;&quot;&quot;; COM.MICROSOFT.TEXTJOIN(&quot;&quot;&quot;,&quot;&quot;&quot;; 1; [.C5:.H5]); &quot;&quot;&quot;)&quot;)" office:value-type="string" office:string-value="(&quot;fruit&quot;,&quot;espresso&quot;)" calcext:value-type="string">
            <text:p>("fruit","espresso")</text:p>
          </table:table-cell>
        </table:table-row>
        <table:table-row table:style-name="ro1">
          <table:table-cell office:value-type="string" calcext:value-type="string">
            <text:p>jelly</text:p>
          </table:table-cell>
          <table:table-cell table:formula="of:=COM.MICROSOFT.CONCAT(&quot;Breakfast &quot;; ROW())" office:value-type="string" office:string-value="Breakfast 6" calcext:value-type="string">
            <text:p>Breakfast 6</text:p>
          </table:table-cell>
          <table:table-cell table:number-matrix-columns-spanned="2" table:number-matrix-rows-spanned="1" table:formula="of:=SELECTRANDOM([.$A$1:.$A$12]; 2; [.$C$1:.$D5])" office:value-type="string" office:string-value="jelly" calcext:value-type="string">
            <text:p>jelly</text:p>
          </table:table-cell>
          <table:table-cell office:value-type="string" office:string-value="yogurt" calcext:value-type="string">
            <text:p>yogurt</text:p>
          </table:table-cell>
          <table:table-cell table:number-columns-repeated="4"/>
          <table:table-cell table:formula="of:=COM.MICROSOFT.CONCAT(&quot;(&quot;&quot;&quot;; COM.MICROSOFT.TEXTJOIN(&quot;&quot;&quot;,&quot;&quot;&quot;; 1; [.C6:.H6]); &quot;&quot;&quot;)&quot;)" office:value-type="string" office:string-value="(&quot;jelly&quot;,&quot;yogurt&quot;)" calcext:value-type="string">
            <text:p>("jelly","yogurt")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table:formula="of:=COM.MICROSOFT.CONCAT(&quot;Breakfast &quot;; ROW())" office:value-type="string" office:string-value="Breakfast 7" calcext:value-type="string">
            <text:p>Breakfast 7</text:p>
          </table:table-cell>
          <table:table-cell table:number-matrix-columns-spanned="4" table:number-matrix-rows-spanned="1" table:formula="of:=FLATTENARRAY([.C1:.D2])" office:value-type="string" office:string-value="English muffin" calcext:value-type="string">
            <text:p>English muffin</text:p>
          </table:table-cell>
          <table:table-cell office:value-type="string" office:string-value="tea" calcext:value-type="string">
            <text:p>tea</text:p>
          </table:table-cell>
          <table:table-cell office:value-type="string" office:string-value="grapefruit" calcext:value-type="string">
            <text:p>grapefruit</text:p>
          </table:table-cell>
          <table:table-cell office:value-type="string" office:string-value="orange" calcext:value-type="string">
            <text:p>orange</text:p>
          </table:table-cell>
          <table:table-cell table:number-columns-repeated="2"/>
          <table:table-cell table:formula="of:=COM.MICROSOFT.CONCAT(&quot;(&quot;&quot;&quot;; COM.MICROSOFT.TEXTJOIN(&quot;&quot;&quot;,&quot;&quot;&quot;; 1; [.C7:.H7]); &quot;&quot;&quot;)&quot;)" office:value-type="string" office:string-value="(&quot;English muffin&quot;,&quot;tea&quot;,&quot;grapefruit&quot;,&quot;orange&quot;)" calcext:value-type="string">
            <text:p>("English muffin","tea","grapefruit","orange")</text:p>
          </table:table-cell>
        </table:table-row>
        <table:table-row table:style-name="ro1">
          <table:table-cell office:value-type="string" calcext:value-type="string">
            <text:p>oatmeal</text:p>
          </table:table-cell>
          <table:table-cell table:formula="of:=COM.MICROSOFT.CONCAT(&quot;Breakfast &quot;; ROW())" office:value-type="string" office:string-value="Breakfast 8" calcext:value-type="string">
            <text:p>Breakfast 8</text:p>
          </table:table-cell>
          <table:table-cell table:number-matrix-columns-spanned="4" table:number-matrix-rows-spanned="1" table:formula="of:=FLATTENARRAY([.C3:.D4])" office:value-type="string" office:string-value="milk" calcext:value-type="string">
            <text:p>milk</text:p>
          </table:table-cell>
          <table:table-cell office:value-type="string" office:string-value="oatmeal" calcext:value-type="string">
            <text:p>oatmeal</text:p>
          </table:table-cell>
          <table:table-cell office:value-type="string" office:string-value="coffee" calcext:value-type="string">
            <text:p>coffee</text:p>
          </table:table-cell>
          <table:table-cell office:value-type="string" office:string-value="waffle" calcext:value-type="string">
            <text:p>waffle</text:p>
          </table:table-cell>
          <table:table-cell table:number-columns-repeated="2"/>
          <table:table-cell table:formula="of:=COM.MICROSOFT.CONCAT(&quot;(&quot;&quot;&quot;; COM.MICROSOFT.TEXTJOIN(&quot;&quot;&quot;,&quot;&quot;&quot;; 1; [.C8:.H8]); &quot;&quot;&quot;)&quot;)" office:value-type="string" office:string-value="(&quot;milk&quot;,&quot;oatmeal&quot;,&quot;coffee&quot;,&quot;waffle&quot;)" calcext:value-type="string">
            <text:p>("milk","oatmeal","coffee","waffle")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formula="of:=COM.MICROSOFT.CONCAT(&quot;Breakfast &quot;; ROW())" office:value-type="string" office:string-value="Breakfast 9" calcext:value-type="string">
            <text:p>Breakfast 9</text:p>
          </table:table-cell>
          <table:table-cell table:number-matrix-columns-spanned="4" table:number-matrix-rows-spanned="1" table:formula="of:=FLATTENARRAY([.C5:.D6])" office:value-type="string" office:string-value="fruit" calcext:value-type="string">
            <text:p>fruit</text:p>
          </table:table-cell>
          <table:table-cell office:value-type="string" office:string-value="espresso" calcext:value-type="string">
            <text:p>espresso</text:p>
          </table:table-cell>
          <table:table-cell office:value-type="string" office:string-value="jelly" calcext:value-type="string">
            <text:p>jelly</text:p>
          </table:table-cell>
          <table:table-cell office:value-type="string" office:string-value="yogurt" calcext:value-type="string">
            <text:p>yogurt</text:p>
          </table:table-cell>
          <table:table-cell table:number-columns-repeated="2"/>
          <table:table-cell table:formula="of:=COM.MICROSOFT.CONCAT(&quot;(&quot;&quot;&quot;; COM.MICROSOFT.TEXTJOIN(&quot;&quot;&quot;,&quot;&quot;&quot;; 1; [.C9:.H9]); &quot;&quot;&quot;)&quot;)" office:value-type="string" office:string-value="(&quot;fruit&quot;,&quot;espresso&quot;,&quot;jelly&quot;,&quot;yogurt&quot;)" calcext:value-type="string">
            <text:p>("fruit","espresso","jelly","yogurt")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table:formula="of:=COM.MICROSOFT.CONCAT(&quot;Breakfast &quot;; ROW())" office:value-type="string" office:string-value="Breakfast 10" calcext:value-type="string">
            <text:p>Breakfast 10</text:p>
          </table:table-cell>
          <table:table-cell table:number-matrix-columns-spanned="3" table:number-matrix-rows-spanned="1" table:formula="of:=FLATTENARRAY([.C7:.C9])" office:value-type="string" office:string-value="English muffin" calcext:value-type="string">
            <text:p>English muffin</text:p>
          </table:table-cell>
          <table:table-cell office:value-type="string" office:string-value="milk" calcext:value-type="string">
            <text:p>milk</text:p>
          </table:table-cell>
          <table:table-cell office:value-type="string" office:string-value="fruit" calcext:value-type="string">
            <text:p>fruit</text:p>
          </table:table-cell>
          <table:table-cell table:number-columns-repeated="3"/>
          <table:table-cell table:formula="of:=COM.MICROSOFT.CONCAT(&quot;(&quot;&quot;&quot;; COM.MICROSOFT.TEXTJOIN(&quot;&quot;&quot;,&quot;&quot;&quot;; 1; [.C10:.H10]); &quot;&quot;&quot;)&quot;)" office:value-type="string" office:string-value="(&quot;English muffin&quot;,&quot;milk&quot;,&quot;fruit&quot;)" calcext:value-type="string">
            <text:p>("English muffin","milk","fruit")</text:p>
          </table:table-cell>
        </table:table-row>
        <table:table-row table:style-name="ro1">
          <table:table-cell office:value-type="string" calcext:value-type="string">
            <text:p>waffle</text:p>
          </table:table-cell>
          <table:table-cell table:formula="of:=COM.MICROSOFT.CONCAT(&quot;Breakfast &quot;; ROW())" office:value-type="string" office:string-value="Breakfast 11" calcext:value-type="string">
            <text:p>Breakfast 11</text:p>
          </table:table-cell>
          <table:table-cell table:number-matrix-columns-spanned="3" table:number-matrix-rows-spanned="1" table:formula="of:=FLATTENARRAY([.D7:.D9])" office:value-type="string" office:string-value="tea" calcext:value-type="string">
            <text:p>tea</text:p>
          </table:table-cell>
          <table:table-cell office:value-type="string" office:string-value="oatmeal" calcext:value-type="string">
            <text:p>oatmeal</text:p>
          </table:table-cell>
          <table:table-cell office:value-type="string" office:string-value="espresso" calcext:value-type="string">
            <text:p>espresso</text:p>
          </table:table-cell>
          <table:table-cell table:number-columns-repeated="3"/>
          <table:table-cell table:formula="of:=COM.MICROSOFT.CONCAT(&quot;(&quot;&quot;&quot;; COM.MICROSOFT.TEXTJOIN(&quot;&quot;&quot;,&quot;&quot;&quot;; 1; [.C11:.H11]); &quot;&quot;&quot;)&quot;)" office:value-type="string" office:string-value="(&quot;tea&quot;,&quot;oatmeal&quot;,&quot;espresso&quot;)" calcext:value-type="string">
            <text:p>("tea","oatmeal","espresso")</text:p>
          </table:table-cell>
        </table:table-row>
        <table:table-row table:style-name="ro1">
          <table:table-cell office:value-type="string" calcext:value-type="string">
            <text:p>yogurt</text:p>
          </table:table-cell>
          <table:table-cell table:formula="of:=COM.MICROSOFT.CONCAT(&quot;Breakfast &quot;; ROW())" office:value-type="string" office:string-value="Breakfast 12" calcext:value-type="string">
            <text:p>Breakfast 12</text:p>
          </table:table-cell>
          <table:table-cell table:number-matrix-columns-spanned="3" table:number-matrix-rows-spanned="1" table:formula="of:=FLATTENARRAY([.E7:.E9])" office:value-type="string" office:string-value="grapefruit" calcext:value-type="string">
            <text:p>grapefruit</text:p>
          </table:table-cell>
          <table:table-cell office:value-type="string" office:string-value="coffee" calcext:value-type="string">
            <text:p>coffee</text:p>
          </table:table-cell>
          <table:table-cell office:value-type="string" office:string-value="jelly" calcext:value-type="string">
            <text:p>jelly</text:p>
          </table:table-cell>
          <table:table-cell table:number-columns-repeated="3"/>
          <table:table-cell table:formula="of:=COM.MICROSOFT.CONCAT(&quot;(&quot;&quot;&quot;; COM.MICROSOFT.TEXTJOIN(&quot;&quot;&quot;,&quot;&quot;&quot;; 1; [.C12:.H12]); &quot;&quot;&quot;)&quot;)" office:value-type="string" office:string-value="(&quot;grapefruit&quot;,&quot;coffee&quot;,&quot;jelly&quot;)" calcext:value-type="string">
            <text:p>("grapefruit","coffee","jelly")</text:p>
          </table:table-cell>
        </table:table-row>
        <table:table-row table:style-name="ro1">
          <table:table-cell table:style-name="Default"/>
          <table:table-cell table:formula="of:=COM.MICROSOFT.CONCAT(&quot;Breakfast &quot;; ROW())" office:value-type="string" office:string-value="Breakfast 13" calcext:value-type="string">
            <text:p>Breakfast 13</text:p>
          </table:table-cell>
          <table:table-cell table:number-matrix-columns-spanned="3" table:number-matrix-rows-spanned="1" table:formula="of:=FLATTENARRAY([.F7:.F9])" office:value-type="string" office:string-value="orange" calcext:value-type="string">
            <text:p>orange</text:p>
          </table:table-cell>
          <table:table-cell office:value-type="string" office:string-value="waffle" calcext:value-type="string">
            <text:p>waffle</text:p>
          </table:table-cell>
          <table:table-cell office:value-type="string" office:string-value="yogurt" calcext:value-type="string">
            <text:p>yogurt</text:p>
          </table:table-cell>
          <table:table-cell table:number-columns-repeated="3"/>
          <table:table-cell table:formula="of:=COM.MICROSOFT.CONCAT(&quot;(&quot;&quot;&quot;; COM.MICROSOFT.TEXTJOIN(&quot;&quot;&quot;,&quot;&quot;&quot;; 1; [.C13:.H13]); &quot;&quot;&quot;)&quot;)" office:value-type="string" office:string-value="(&quot;orange&quot;,&quot;waffle&quot;,&quot;yogurt&quot;)" calcext:value-type="string">
            <text:p>("orange","waffle","yogurt")</text:p>
          </table:table-cell>
        </table:table-row>
      </table:table>
      <table:named-expressions/>
      <table:database-ranges>
        <table:database-range table:name="__Anonymous_Sheet_DB__0" table:target-range-address="Sheet1.A2:Sheet1.I88" table:display-filter-buttons="true" table:orientation="column">
          <table:filter>
            <table:filter-and>
              <table:filter-condition table:field-number="7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3:07:43.108576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00:26:15.155393474</meta:creation-date>
    <dc:date>2021-01-28T16:26:01.311631120</dc:date>
    <meta:editing-duration>PT3H44M27S</meta:editing-duration>
    <meta:editing-cycles>89</meta:editing-cycles>
    <meta:generator>LibreOffice/7.0.4.2$Linux_X86_64 LibreOffice_project/00$Build-2</meta:generator>
    <meta:document-statistic meta:table-count="9" meta:cell-count="82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End Sub

Function DeleteElement(x, ByRef MyList())
    Dim i As Integer, el As Integer
    Dim Result() As String

	If UBound(MyList) - LBound(MyList) = 0 Then
		DeleteElement = Result
		Exit Function
	End If

	z1 = LBound(MyList)
	z2 = UBOUND(MyList)
    ReDim Result(LBound(MyList) To (UBound(MyList)-1))

    For i = LBound(MyList) To UBound(MyList)
        If x = MyList(i) Then
            el = i
            Exit For
        End If
    Next i

    For i = LBound(MyList) To UBound(Result)
        If i &lt; el Then
            Result(i) = MyList(i)
        Else
            Result(i) = MyList(i + 1)
        End If
    Next i
    
    DeleteElement = Result
End Function

Function FlattenArray(valueRange as Range)
	sizeX = ubound(valueRange) - lbound(valueRange) + 1
	sizeY = ubound(valueRange, 2) - lbound(valueRange, 2) + 1
	finalSize = sizeX*sizeY
	
	dim values(1 to (sizeX*sizeY))
	
	For i = lbound(valueRange) to ubound(valueRange)
		For j = lbound(valueRange, 2) to ubound(valueRange, 2)
			idx = (i-lbound(valueRange)) * sizeY + (j - lbound(valueRange, 2))
			values(1 + idx) = valueRange(i, j)
		Next
	Next
	
	FlattenArray = values
End Function

Function SelectRandom(valueRange as Range, number as Integer, Optional excludeRange as Range)
	values = FlattenArray(valueRange)
	If Not IsMissing(excludeRange) Then
		excludeValues = FlattenArray(excludeRange)
		
		For i = LBound(excludeValues) to UBound(excludeValues)
			values = DeleteElement(excludeValues(i), values)
		Next
	End If

	dim selected(1 to number)
	
	for i = 1 to number
		idx = 1 + int(RND() * (ubound(values)-lbound(values)))
		selected(i) = values(idx)
		Values = DeleteElement(Selected(i), Values)
	Next
	
	SelectRandom = selected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